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985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ackground-color="#999999" fo:border-left="0.002cm solid #000000" fo:border-right="none" fo:border-top="0.002cm solid #000000"/>
      <style:text-properties fo:color="#ffffcc"/>
    </style:style>
    <style:style style:name="ce2" style:family="table-cell" style:parent-style-name="Default">
      <style:table-cell-properties fo:border-bottom="0.002cm solid #000000" fo:background-color="#999999" fo:border-left="0.002cm solid #000000" fo:border-right="none" fo:border-top="none"/>
      <style:text-properties fo:color="#ffffcc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60"/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order-bottom="none" fo:background-color="#999999" fo:border-left="none" fo:border-right="none" fo:border-top="0.002cm solid #000000"/>
      <style:text-properties fo:color="#ffffcc"/>
    </style:style>
    <style:style style:name="ce7" style:family="table-cell" style:parent-style-name="Default">
      <style:table-cell-properties fo:border-bottom="0.002cm solid #000000" fo:background-color="#999999" fo:border-left="none" fo:border-right="none" fo:border-top="none"/>
      <style:text-properties fo:color="#ffffcc"/>
    </style:style>
    <style:style style:name="ce8" style:family="table-cell" style:parent-style-name="Default">
      <style:table-cell-properties fo:border-bottom="none" fo:background-color="#999999" fo:border-left="none" fo:border-right="0.002cm solid #000000" fo:border-top="0.002cm solid #000000"/>
      <style:text-properties fo:color="#ffffcc"/>
    </style:style>
    <style:style style:name="ce9" style:family="table-cell" style:parent-style-name="Default">
      <style:table-cell-properties fo:border-bottom="0.002cm solid #000000" fo:background-color="#999999" fo:border-left="none" fo:border-right="0.002cm solid #000000" fo:border-top="none"/>
      <style:text-properties fo:color="#ffff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column table:style-name="co5" table:number-columns-repeated="2" table:default-cell-style-name="ce10"/>
        <table:table-column table:style-name="co5" table:number-columns-repeated="1001" table:default-cell-style-name="Default"/>
        <table:table-row table:style-name="ro1">
          <table:table-cell table:style-name="ce1" office:value-type="string">
            <text:p>Java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AWK</text:p>
          </table:table-cell>
          <table:table-cell table:style-name="ce6" office:value-type="string">
            <text:p>R</text:p>
          </table:table-cell>
          <table:table-cell table:style-name="ce8" office:value-type="string">
            <text:p>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u</text:p>
          </table:table-cell>
          <table:table-cell office:value-type="string">
            <text:p>sigma</text:p>
          </table:table-cell>
          <table:table-cell office:value-type="string">
            <text:p>d_mu</text:p>
          </table:table-cell>
          <table:table-cell office:value-type="string">
            <text:p>d_sigma</text:p>
          </table:table-cell>
          <table:table-cell table:number-columns-repeated="10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office:value-type="string">
            <text:p>Apache Commons Math3</text:p>
          </table:table-cell>
          <table:table-cell table:number-columns-repeated="2" table:style-name="ce7" office:value-type="string">
            <text:p>NRC</text:p>
          </table:table-cell>
          <table:table-cell table:style-name="ce7" office:value-type="string">
            <text:p>ks.test</text:p>
          </table:table-cell>
          <table:table-cell table:style-name="ce9"/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2">
          <table:table-cell table:number-columns-repeated="3" table:style-name="ce3" office:value-type="string">
            <text:p>p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</text:p>
          </table:table-cell>
          <table:table-cell table:number-columns-repeated="5"/>
          <table:table-cell office:value-type="string">
            <text:p>delta_sigma</text:p>
          </table:table-cell>
          <table:table-cell office:value-type="string">
            <text:p>a.1</text:p>
          </table:table-cell>
          <table:table-cell office:value-type="string">
            <text:p>a.2</text:p>
          </table:table-cell>
          <table:table-cell office:value-type="string">
            <text:p>a.3</text:p>
          </table:table-cell>
          <table:table-cell table:number-columns-repeated="6"/>
          <table:table-cell>
            <draw:frame table:end-cell-address="Tabelle1.AB16" table:end-x="2.058cm" table:end-y="0.098cm" draw:z-index="2" draw:style-name="gr1" draw:text-style-name="P1" svg:width="15.999cm" svg:height="8.999cm" svg:x="1.866cm" svg:y="0.1cm">
              <draw:object draw:notify-on-update-of-ranges="Tabelle1.U3:Tabelle1.U3 Tabelle1.U4:Tabelle1.U14 Tabelle1.V3:Tabelle1.V3 Tabelle1.V4:Tabelle1.V1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office:value-type="string">
            <text:p>rel_error</text:p>
          </table:table-cell>
          <table:table-cell table:style-name="Default" office:value-type="string">
            <text:p>rel_error</text:p>
          </table:table-cell>
          <table:table-cell table:number-columns-repeated="1001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565438">
            <text:p>0,565438</text:p>
          </table:table-cell>
          <table:table-cell office:value-type="float" office:value="0.035">
            <text:p>0,035</text:p>
          </table:table-cell>
          <table:table-cell office:value-type="float" office:value="0.572">
            <text:p>0,57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formula="of:=[.A4]" office:value-type="float" office:value="0.572654807024213">
            <text:p>0,572654807</text:p>
          </table:table-cell>
          <table:table-cell table:formula="of:=[.C4]" office:value-type="float" office:value="0.565438">
            <text:p>0,565438</text:p>
          </table:table-cell>
          <table:table-cell table:formula="of:=[.E4]" office:value-type="float" office:value="0.572">
            <text:p>0,572</text:p>
          </table:table-cell>
          <table:table-cell>
            <draw:frame table:end-cell-address="Tabelle1.U15" table:end-x="0.905cm" table:end-y="0.221cm" draw:z-index="0" draw:style-name="gr1" draw:text-style-name="P1" svg:width="13.853cm" svg:height="7.806cm" svg:x="0.601cm" svg:y="0.032cm">
              <draw:object draw:notify-on-update-of-ranges="Tabelle1.K4:Tabelle1.K14 Tabelle1.L3:Tabelle1.L3 Tabelle1.L4:Tabelle1.L14 Tabelle1.K4:Tabelle1.K14 Tabelle1.M3:Tabelle1.M3 Tabelle1.M4:Tabelle1.M14 Tabelle1.K4:Tabelle1.K14 Tabelle1.N3:Tabelle1.N3 Tabelle1.N4:Tabelle1.N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0">
            <text:p>0</text:p>
          </table:table-cell>
          <table:table-cell table:formula="of:=([.L4]-[.M4])/[.L4]" office:value-type="percentage" office:value="0.0126023687144355">
            <text:p>1,26%</text:p>
          </table:table-cell>
          <table:table-cell table:formula="of:=([.L4]-[.N4])/[.L4]" office:value-type="percentage" office:value="0.0011434585306559">
            <text:p>0,11%</text:p>
          </table:table-cell>
          <table:table-cell table:number-columns-repeated="1001"/>
        </table:table-row>
        <table:table-row table:style-name="ro2">
          <table:table-cell office:value-type="float" office:value="0.794394419556977">
            <text:p>0,7943944196</text:p>
          </table:table-cell>
          <table:table-cell office:value-type="float" office:value="0">
            <text:p>0</text:p>
          </table:table-cell>
          <table:table-cell office:value-type="float" office:value="0.788781">
            <text:p>0,788781</text:p>
          </table:table-cell>
          <table:table-cell office:value-type="float" office:value="0.029">
            <text:p>0,029</text:p>
          </table:table-cell>
          <table:table-cell office:value-type="float" office:value="0.7944">
            <text:p>0,794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formula="of:=[.A5]" office:value-type="float" office:value="0.794394419556977">
            <text:p>0,7943944196</text:p>
          </table:table-cell>
          <table:table-cell table:formula="of:=[.C5]" office:value-type="float" office:value="0.788781">
            <text:p>0,788781</text:p>
          </table:table-cell>
          <table:table-cell table:formula="of:=[.E5]" office:value-type="float" office:value="0.7944">
            <text:p>0,7944</text:p>
          </table:table-cell>
          <table:table-cell table:number-columns-repeated="6"/>
          <table:table-cell office:value-type="float" office:value="0.1">
            <text:p>0,1</text:p>
          </table:table-cell>
          <table:table-cell table:formula="of:=([.L5]-[.M5])/[.L5]" office:value-type="percentage" office:value="0.00706628775175393">
            <text:p>0,71%</text:p>
          </table:table-cell>
          <table:table-cell table:formula="of:=([.L5]-[.N5])/[.L5]" office:value-type="percentage" office:value="-0.00000702477621382752">
            <text:p>0,00%</text:p>
          </table:table-cell>
          <table:table-cell table:number-columns-repeated="1001"/>
        </table:table-row>
        <table:table-row table:style-name="ro2">
          <table:table-cell office:value-type="float" office:value="0.685231402919616">
            <text:p>0,6852314029</text:p>
          </table:table-cell>
          <table:table-cell office:value-type="float" office:value="0">
            <text:p>0</text:p>
          </table:table-cell>
          <table:table-cell office:value-type="float" office:value="0.67851">
            <text:p>0,67851</text:p>
          </table:table-cell>
          <table:table-cell office:value-type="float" office:value="0.032">
            <text:p>0,032</text:p>
          </table:table-cell>
          <table:table-cell office:value-type="float" office:value="0.6852">
            <text:p>0,685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formula="of:=[.A6]" office:value-type="float" office:value="0.685231402919616">
            <text:p>0,6852314029</text:p>
          </table:table-cell>
          <table:table-cell table:formula="of:=[.C6]" office:value-type="float" office:value="0.67851">
            <text:p>0,67851</text:p>
          </table:table-cell>
          <table:table-cell table:formula="of:=[.E6]" office:value-type="float" office:value="0.6852">
            <text:p>0,6852</text:p>
          </table:table-cell>
          <table:table-cell table:number-columns-repeated="6"/>
          <table:table-cell office:value-type="float" office:value="0.2">
            <text:p>0,2</text:p>
          </table:table-cell>
          <table:table-cell table:formula="of:=([.L6]-[.M6])/[.L6]" office:value-type="percentage" office:value="0.00980895342942195">
            <text:p>0,98%</text:p>
          </table:table-cell>
          <table:table-cell table:formula="of:=([.L6]-[.N6])/[.L6]" office:value-type="percentage" office:value="0.0000458281968430043">
            <text:p>0,00%</text:p>
          </table:table-cell>
          <table:table-cell table:number-columns-repeated="1001"/>
        </table:table-row>
        <table:table-row table:style-name="ro2">
          <table:table-cell office:value-type="float" office:value="0.400471036208457">
            <text:p>0,4004710362</text:p>
          </table:table-cell>
          <table:table-cell office:value-type="float" office:value="0">
            <text:p>0</text:p>
          </table:table-cell>
          <table:table-cell office:value-type="float" office:value="0.393527">
            <text:p>0,393527</text:p>
          </table:table-cell>
          <table:table-cell office:value-type="float" office:value="0.04">
            <text:p>0,04</text:p>
          </table:table-cell>
          <table:table-cell office:value-type="float" office:value="0.4005">
            <text:p>0,400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formula="of:=[.A7]" office:value-type="float" office:value="0.400471036208457">
            <text:p>0,4004710362</text:p>
          </table:table-cell>
          <table:table-cell table:formula="of:=[.C7]" office:value-type="float" office:value="0.393527">
            <text:p>0,393527</text:p>
          </table:table-cell>
          <table:table-cell table:formula="of:=[.E7]" office:value-type="float" office:value="0.4005">
            <text:p>0,4005</text:p>
          </table:table-cell>
          <table:table-cell table:number-columns-repeated="6"/>
          <table:table-cell office:value-type="float" office:value="0.3">
            <text:p>0,3</text:p>
          </table:table-cell>
          <table:table-cell table:formula="of:=([.L7]-[.M7])/[.L7]" office:value-type="percentage" office:value="0.0173396714883583">
            <text:p>1,73%</text:p>
          </table:table-cell>
          <table:table-cell table:formula="of:=([.L7]-[.N7])/[.L7]" office:value-type="percentage" office:value="-0.0000723243104350604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164079197726652">
            <text:p>0,1640791977</text:p>
          </table:table-cell>
          <table:table-cell office:value-type="float" office:value="0">
            <text:p>0</text:p>
          </table:table-cell>
          <table:table-cell office:value-type="float" office:value="0.159554">
            <text:p>0,159554</text:p>
          </table:table-cell>
          <table:table-cell office:value-type="float" office:value="0.05">
            <text:p>0,05</text:p>
          </table:table-cell>
          <table:table-cell office:value-type="float" office:value="0.1641">
            <text:p>0,164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table:formula="of:=[.A8]" office:value-type="float" office:value="0.164079197726652">
            <text:p>0,1640791977</text:p>
          </table:table-cell>
          <table:table-cell table:formula="of:=[.C8]" office:value-type="float" office:value="0.159554">
            <text:p>0,159554</text:p>
          </table:table-cell>
          <table:table-cell table:formula="of:=[.E8]" office:value-type="float" office:value="0.1641">
            <text:p>0,1641</text:p>
          </table:table-cell>
          <table:table-cell table:number-columns-repeated="6"/>
          <table:table-cell office:value-type="float" office:value="0.4">
            <text:p>0,4</text:p>
          </table:table-cell>
          <table:table-cell table:formula="of:=([.L8]-[.M8])/[.L8]" office:value-type="percentage" office:value="0.0275793506388956">
            <text:p>2,76%</text:p>
          </table:table-cell>
          <table:table-cell table:formula="of:=([.L8]-[.N8])/[.L8]" office:value-type="percentage" office:value="-0.000126781905544328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0546463301138636">
            <text:p>0,0546463301</text:p>
          </table:table-cell>
          <table:table-cell office:value-type="float" office:value="0">
            <text:p>0</text:p>
          </table:table-cell>
          <table:table-cell office:value-type="float" office:value="0.052486">
            <text:p>0,052486</text:p>
          </table:table-cell>
          <table:table-cell office:value-type="float" office:value="0.06">
            <text:p>0,06</text:p>
          </table:table-cell>
          <table:table-cell office:value-type="float" office:value="0.05465">
            <text:p>0,0546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[.A9]" office:value-type="float" office:value="0.0546463301138636">
            <text:p>0,0546463301</text:p>
          </table:table-cell>
          <table:table-cell table:formula="of:=[.C9]" office:value-type="float" office:value="0.052486">
            <text:p>0,052486</text:p>
          </table:table-cell>
          <table:table-cell table:formula="of:=[.E9]" office:value-type="float" office:value="0.05465">
            <text:p>0,05465</text:p>
          </table:table-cell>
          <table:table-cell table:number-columns-repeated="6"/>
          <table:table-cell office:value-type="float" office:value="0.5">
            <text:p>0,5</text:p>
          </table:table-cell>
          <table:table-cell table:formula="of:=([.L9]-[.M9])/[.L9]" office:value-type="percentage" office:value="0.0395329404437999">
            <text:p>3,95%</text:p>
          </table:table-cell>
          <table:table-cell table:formula="of:=([.L9]-[.N9])/[.L9]" office:value-type="percentage" office:value="-0.0000671570465712588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0332780444209591">
            <text:p>0,0332780444</text:p>
          </table:table-cell>
          <table:table-cell office:value-type="float" office:value="0">
            <text:p>0</text:p>
          </table:table-cell>
          <table:table-cell office:value-type="float" office:value="0.031785">
            <text:p>0,031785</text:p>
          </table:table-cell>
          <table:table-cell office:value-type="float" office:value="0.064">
            <text:p>0,064</text:p>
          </table:table-cell>
          <table:table-cell office:value-type="float" office:value="0.03328">
            <text:p>0,0332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table:formula="of:=[.A10]" office:value-type="float" office:value="0.0332780444209591">
            <text:p>0,0332780444</text:p>
          </table:table-cell>
          <table:table-cell table:formula="of:=[.C10]" office:value-type="float" office:value="0.031785">
            <text:p>0,031785</text:p>
          </table:table-cell>
          <table:table-cell table:formula="of:=[.E10]" office:value-type="float" office:value="0.03328">
            <text:p>0,03328</text:p>
          </table:table-cell>
          <table:table-cell table:number-columns-repeated="6"/>
          <table:table-cell office:value-type="float" office:value="0.6">
            <text:p>0,6</text:p>
          </table:table-cell>
          <table:table-cell table:formula="of:=([.L10]-[.M10])/[.L10]" office:value-type="percentage" office:value="0.0448657499843577">
            <text:p>4,49%</text:p>
          </table:table-cell>
          <table:table-cell table:formula="of:=([.L10]-[.N10])/[.L10]" office:value-type="percentage" office:value="-0.0000587648425540226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0171140854157196">
            <text:p>0,0171140854</text:p>
          </table:table-cell>
          <table:table-cell office:value-type="float" office:value="0">
            <text:p>0</text:p>
          </table:table-cell>
          <table:table-cell office:value-type="float" office:value="0.016225">
            <text:p>0,016225</text:p>
          </table:table-cell>
          <table:table-cell office:value-type="float" office:value="0.069">
            <text:p>0,069</text:p>
          </table:table-cell>
          <table:table-cell office:value-type="float" office:value="0.01711">
            <text:p>0,017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formula="of:=[.A11]" office:value-type="float" office:value="0.0171140854157196">
            <text:p>0,0171140854</text:p>
          </table:table-cell>
          <table:table-cell table:formula="of:=[.C11]" office:value-type="float" office:value="0.016225">
            <text:p>0,016225</text:p>
          </table:table-cell>
          <table:table-cell table:formula="of:=[.E11]" office:value-type="float" office:value="0.01711">
            <text:p>0,01711</text:p>
          </table:table-cell>
          <table:table-cell table:number-columns-repeated="6"/>
          <table:table-cell office:value-type="float" office:value="0.7">
            <text:p>0,7</text:p>
          </table:table-cell>
          <table:table-cell table:formula="of:=([.L11]-[.M11])/[.L11]" office:value-type="percentage" office:value="0.051950507089497">
            <text:p>5,20%</text:p>
          </table:table-cell>
          <table:table-cell table:formula="of:=([.L11]-[.N11])/[.L11]" office:value-type="percentage" office:value="0.000238716567105947">
            <text:p>0,02%</text:p>
          </table:table-cell>
          <table:table-cell table:number-columns-repeated="1001"/>
        </table:table-row>
        <table:table-row table:style-name="ro2">
          <table:table-cell office:value-type="float" office:value="0.00837208021759495">
            <text:p>0,0083720802</text:p>
          </table:table-cell>
          <table:table-cell office:value-type="float" office:value="0">
            <text:p>0</text:p>
          </table:table-cell>
          <table:table-cell office:value-type="float" office:value="0.007874">
            <text:p>0,007874</text:p>
          </table:table-cell>
          <table:table-cell office:value-type="float" office:value="0.074">
            <text:p>0,074</text:p>
          </table:table-cell>
          <table:table-cell office:value-type="float" office:value="0.008372">
            <text:p>0,00837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formula="of:=[.A12]" office:value-type="float" office:value="0.00837208021759495">
            <text:p>0,0083720802</text:p>
          </table:table-cell>
          <table:table-cell table:formula="of:=[.C12]" office:value-type="float" office:value="0.007874">
            <text:p>0,007874</text:p>
          </table:table-cell>
          <table:table-cell table:formula="of:=[.E12]" office:value-type="float" office:value="0.008372">
            <text:p>0,008372</text:p>
          </table:table-cell>
          <table:table-cell table:number-columns-repeated="6"/>
          <table:table-cell office:value-type="float" office:value="0.8">
            <text:p>0,8</text:p>
          </table:table-cell>
          <table:table-cell table:formula="of:=([.L12]-[.M12])/[.L12]" office:value-type="percentage" office:value="0.0594930058778194">
            <text:p>5,95%</text:p>
          </table:table-cell>
          <table:table-cell table:formula="of:=([.L12]-[.N12])/[.L12]" office:value-type="percentage" office:value="0.00000958156071933123">
            <text:p>0,00%</text:p>
          </table:table-cell>
          <table:table-cell table:number-columns-repeated="1001"/>
        </table:table-row>
        <table:table-row table:style-name="ro2">
          <table:table-cell office:value-type="float" office:value="0.00282894105668097">
            <text:p>0,0028289411</text:p>
          </table:table-cell>
          <table:table-cell office:value-type="float" office:value="0">
            <text:p>0</text:p>
          </table:table-cell>
          <table:table-cell office:value-type="float" office:value="0.003093">
            <text:p>0,003093</text:p>
          </table:table-cell>
          <table:table-cell office:value-type="float" office:value="0.081">
            <text:p>0,081</text:p>
          </table:table-cell>
          <table:table-cell office:value-type="float" office:value="0.002829">
            <text:p>0,00282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table:formula="of:=[.A13]" office:value-type="float" office:value="0.00282894105668097">
            <text:p>0,0028289411</text:p>
          </table:table-cell>
          <table:table-cell table:formula="of:=[.C13]" office:value-type="float" office:value="0.003093">
            <text:p>0,003093</text:p>
          </table:table-cell>
          <table:table-cell table:formula="of:=[.E13]" office:value-type="float" office:value="0.002829">
            <text:p>0,002829</text:p>
          </table:table-cell>
          <table:table-cell table:number-columns-repeated="6"/>
          <table:table-cell office:value-type="float" office:value="0.9">
            <text:p>0,9</text:p>
          </table:table-cell>
          <table:table-cell table:formula="of:=([.L13]-[.M13])/[.L13]" office:value-type="percentage" office:value="-0.0933419742682213">
            <text:p>-9,33%</text:p>
          </table:table-cell>
          <table:table-cell table:formula="of:=([.L13]-[.N13])/[.L13]" office:value-type="percentage" office:value="-0.0000208358243770118">
            <text:p>0,00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607078276140705">
            <text:p>6,07E-004</text:p>
          </table:table-cell>
          <table:table-cell office:value-type="float" office:value="0">
            <text:p>0</text:p>
          </table:table-cell>
          <table:table-cell table:style-name="ce4" office:value-type="float" office:value="0.000664">
            <text:p>6,64E-004</text:p>
          </table:table-cell>
          <table:table-cell office:value-type="float" office:value="0.09">
            <text:p>0,09</text:p>
          </table:table-cell>
          <table:table-cell office:value-type="float" office:value="0.0006071">
            <text:p>0,000607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]" office:value-type="float" office:value="0.000607078276140705">
            <text:p>6,07E-004</text:p>
          </table:table-cell>
          <table:table-cell table:formula="of:=[.C14]" office:value-type="float" office:value="0.000664">
            <text:p>6,64E-004</text:p>
          </table:table-cell>
          <table:table-cell table:formula="of:=[.E14]" office:value-type="float" office:value="0.0006071">
            <text:p>0,0006071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([.L14]-[.M14])/[.L14]" office:value-type="percentage" office:value="-0.0937634010249148">
            <text:p>-9,38%</text:p>
          </table:table-cell>
          <table:table-cell table:formula="of:=([.L14]-[.N14])/[.L14]" office:value-type="percentage" office:value="-0.0000357842804604803">
            <text:p>0,00%</text:p>
          </table:table-cell>
          <table:table-cell table:number-columns-repeated="1001"/>
        </table:table-row>
        <table:table-row table:style-name="ro2">
          <table:table-cell table:style-name="ce5" table:number-columns-repeated="9"/>
          <table:table-cell table:style-name="ce5" office:value-type="string">
            <text:p>delta mu</text:p>
          </table:table-cell>
          <table:table-cell table:style-name="ce5"/>
          <table:table-cell table:style-name="ce5" office:value-type="string">
            <text:p>a1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a3</text:p>
          </table:table-cell>
          <table:table-cell table:style-name="ce5">
            <draw:frame table:end-cell-address="Tabelle1.U26" table:end-x="0.799cm" table:end-y="0.272cm" draw:z-index="1" draw:style-name="gr1" draw:text-style-name="P1" svg:width="13.713cm" svg:height="7.873cm" svg:x="0.635cm" svg:y="0.015cm">
              <draw:object draw:notify-on-update-of-ranges="Tabelle1.J16:Tabelle1.J26 Tabelle1.L15:Tabelle1.L15 Tabelle1.L16:Tabelle1.L26 Tabelle1.J16:Tabelle1.J26 Tabelle1.M15:Tabelle1.M15 Tabelle1.M16:Tabelle1.M26 Tabelle1.J16:Tabelle1.J26 Tabelle1.N15:Tabelle1.N15 Tabelle1.N16:Tabelle1.N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table:number-columns-repeated="1009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565438">
            <text:p>0,565438</text:p>
          </table:table-cell>
          <table:table-cell office:value-type="float" office:value="0.035">
            <text:p>0,035</text:p>
          </table:table-cell>
          <table:table-cell office:value-type="float" office:value="0.572">
            <text:p>0,57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formula="of:=[.A16]" office:value-type="float" office:value="0.572654807024213">
            <text:p>0,572654807</text:p>
          </table:table-cell>
          <table:table-cell table:formula="of:=[.C16]" office:value-type="float" office:value="0.565438">
            <text:p>0,565438</text:p>
          </table:table-cell>
          <table:table-cell table:formula="of:=[.E16]" office:value-type="float" office:value="0.572">
            <text:p>0,572</text:p>
          </table:table-cell>
          <table:table-cell table:number-columns-repeated="7"/>
          <table:table-cell table:formula="of:=([.L16]-[.M16])/[.L16]" office:value-type="percentage" office:value="0.0126023687144355">
            <text:p>1,26%</text:p>
          </table:table-cell>
          <table:table-cell table:formula="of:=([.L16]-[.N16])/[.L16]" office:value-type="percentage" office:value="0.0011434585306559">
            <text:p>0,11%</text:p>
          </table:table-cell>
          <table:table-cell table:number-columns-repeated="1001"/>
        </table:table-row>
        <table:table-row table:style-name="ro2">
          <table:table-cell office:value-type="float" office:value="0.954058146874524">
            <text:p>0,9540581469</text:p>
          </table:table-cell>
          <table:table-cell office:value-type="float" office:value="0">
            <text:p>0</text:p>
          </table:table-cell>
          <table:table-cell office:value-type="float" office:value="0.967244">
            <text:p>0,967244</text:p>
          </table:table-cell>
          <table:table-cell office:value-type="float" office:value="0.023">
            <text:p>0,023</text:p>
          </table:table-cell>
          <table:table-cell office:value-type="float" office:value="0.9541">
            <text:p>0,9541</text:p>
          </table:table-cell>
          <table:table-cell table:number-columns-repeated="4"/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formula="of:=[.A17]" office:value-type="float" office:value="0.954058146874524">
            <text:p>0,9540581469</text:p>
          </table:table-cell>
          <table:table-cell table:formula="of:=[.C17]" office:value-type="float" office:value="0.967244">
            <text:p>0,967244</text:p>
          </table:table-cell>
          <table:table-cell table:formula="of:=[.E17]" office:value-type="float" office:value="0.9541">
            <text:p>0,9541</text:p>
          </table:table-cell>
          <table:table-cell table:number-columns-repeated="7"/>
          <table:table-cell table:formula="of:=([.L17]-[.M17])/[.L17]" office:value-type="percentage" office:value="-0.0138208065920013">
            <text:p>-1,38%</text:p>
          </table:table-cell>
          <table:table-cell table:formula="of:=([.L17]-[.N17])/[.L17]" office:value-type="percentage" office:value="-0.0000438685268954613">
            <text:p>0,00%</text:p>
          </table:table-cell>
          <table:table-cell table:number-columns-repeated="1001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602803">
            <text:p>0,602803</text:p>
          </table:table-cell>
          <table:table-cell office:value-type="float" office:value="0.035">
            <text:p>0,035</text:p>
          </table:table-cell>
          <table:table-cell office:value-type="float" office:value="0.5727">
            <text:p>0,5727</text:p>
          </table:table-cell>
          <table:table-cell table:number-columns-repeated="4"/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formula="of:=[.A18]" office:value-type="float" office:value="0.572654807024213">
            <text:p>0,572654807</text:p>
          </table:table-cell>
          <table:table-cell table:formula="of:=[.C18]" office:value-type="float" office:value="0.602803">
            <text:p>0,602803</text:p>
          </table:table-cell>
          <table:table-cell table:formula="of:=[.E18]" office:value-type="float" office:value="0.5727">
            <text:p>0,5727</text:p>
          </table:table-cell>
          <table:table-cell table:number-columns-repeated="7"/>
          <table:table-cell table:formula="of:=([.L18]-[.M18])/[.L18]" office:value-type="percentage" office:value="-0.052646363229624">
            <text:p>-5,26%</text:p>
          </table:table-cell>
          <table:table-cell table:formula="of:=([.L18]-[.N18])/[.L18]" office:value-type="percentage" office:value="-0.0000789183557574984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164079197726652">
            <text:p>0,1640791977</text:p>
          </table:table-cell>
          <table:table-cell office:value-type="float" office:value="0">
            <text:p>0</text:p>
          </table:table-cell>
          <table:table-cell office:value-type="float" office:value="0.176322">
            <text:p>0,176322</text:p>
          </table:table-cell>
          <table:table-cell office:value-type="float" office:value="0.05">
            <text:p>0,05</text:p>
          </table:table-cell>
          <table:table-cell office:value-type="float" office:value="0.1641">
            <text:p>0,1641</text:p>
          </table:table-cell>
          <table:table-cell table:number-columns-repeated="4"/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formula="of:=[.A19]" office:value-type="float" office:value="0.164079197726652">
            <text:p>0,1640791977</text:p>
          </table:table-cell>
          <table:table-cell table:formula="of:=[.C19]" office:value-type="float" office:value="0.176322">
            <text:p>0,176322</text:p>
          </table:table-cell>
          <table:table-cell table:formula="of:=[.E19]" office:value-type="float" office:value="0.1641">
            <text:p>0,1641</text:p>
          </table:table-cell>
          <table:table-cell table:number-columns-repeated="7"/>
          <table:table-cell table:formula="of:=([.L19]-[.M19])/[.L19]" office:value-type="percentage" office:value="-0.0746152007260778">
            <text:p>-7,46%</text:p>
          </table:table-cell>
          <table:table-cell table:formula="of:=([.L19]-[.N19])/[.L19]" office:value-type="percentage" office:value="-0.000126781905544328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0332780444209593">
            <text:p>0,0332780444</text:p>
          </table:table-cell>
          <table:table-cell office:value-type="float" office:value="0">
            <text:p>0</text:p>
          </table:table-cell>
          <table:table-cell office:value-type="float" office:value="0.036141">
            <text:p>0,036141</text:p>
          </table:table-cell>
          <table:table-cell office:value-type="float" office:value="0.064">
            <text:p>0,064</text:p>
          </table:table-cell>
          <table:table-cell office:value-type="float" office:value="0.03328">
            <text:p>0,03328</text:p>
          </table:table-cell>
          <table:table-cell table:number-columns-repeated="4"/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formula="of:=[.A20]" office:value-type="float" office:value="0.0332780444209593">
            <text:p>0,0332780444</text:p>
          </table:table-cell>
          <table:table-cell table:formula="of:=[.C20]" office:value-type="float" office:value="0.036141">
            <text:p>0,036141</text:p>
          </table:table-cell>
          <table:table-cell table:formula="of:=[.E20]" office:value-type="float" office:value="0.03328">
            <text:p>0,03328</text:p>
          </table:table-cell>
          <table:table-cell table:number-columns-repeated="7"/>
          <table:table-cell table:formula="of:=([.L20]-[.M20])/[.L20]" office:value-type="percentage" office:value="-0.0860313647888979">
            <text:p>-8,60%</text:p>
          </table:table-cell>
          <table:table-cell table:formula="of:=([.L20]-[.N20])/[.L20]" office:value-type="percentage" office:value="-0.0000587648425479754">
            <text:p>-0,01%</text:p>
          </table:table-cell>
          <table:table-cell table:number-columns-repeated="1001"/>
        </table:table-row>
        <table:table-row table:style-name="ro2">
          <table:table-cell office:value-type="float" office:value="0.0024034433969311">
            <text:p>0,0024034434</text:p>
          </table:table-cell>
          <table:table-cell office:value-type="float" office:value="0">
            <text:p>0</text:p>
          </table:table-cell>
          <table:table-cell office:value-type="float" office:value="0.002628">
            <text:p>0,002628</text:p>
          </table:table-cell>
          <table:table-cell office:value-type="float" office:value="0.082">
            <text:p>0,082</text:p>
          </table:table-cell>
          <table:table-cell office:value-type="float" office:value="0.002403">
            <text:p>0,002403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[.A21]" office:value-type="float" office:value="0.0024034433969311">
            <text:p>0,0024034434</text:p>
          </table:table-cell>
          <table:table-cell table:formula="of:=[.C21]" office:value-type="float" office:value="0.002628">
            <text:p>0,002628</text:p>
          </table:table-cell>
          <table:table-cell table:formula="of:=[.E21]" office:value-type="float" office:value="0.002403">
            <text:p>0,002403</text:p>
          </table:table-cell>
          <table:table-cell table:number-columns-repeated="7"/>
          <table:table-cell table:formula="of:=([.L21]-[.M21])/[.L21]" office:value-type="percentage" office:value="-0.0934312009825698">
            <text:p>-9,34%</text:p>
          </table:table-cell>
          <table:table-cell table:formula="of:=([.L21]-[.N21])/[.L21]" office:value-type="percentage" office:value="0.00018448403306118">
            <text:p>0,02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110792351098565">
            <text:p>1,11E-004</text:p>
          </table:table-cell>
          <table:table-cell office:value-type="float" office:value="0">
            <text:p>0</text:p>
          </table:table-cell>
          <table:table-cell table:style-name="ce4" office:value-type="float" office:value="0.000121">
            <text:p>1,21E-004</text:p>
          </table:table-cell>
          <table:table-cell office:value-type="float" office:value="0.099">
            <text:p>0,099</text:p>
          </table:table-cell>
          <table:table-cell office:value-type="float" office:value="0.0001108">
            <text:p>0,0001108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formula="of:=[.A22]" office:value-type="float" office:value="0.000110792351098565">
            <text:p>1,11E-004</text:p>
          </table:table-cell>
          <table:table-cell table:formula="of:=[.C22]" office:value-type="float" office:value="0.000121">
            <text:p>1,21E-004</text:p>
          </table:table-cell>
          <table:table-cell table:formula="of:=[.E22]" office:value-type="float" office:value="0.0001108">
            <text:p>0,0001108</text:p>
          </table:table-cell>
          <table:table-cell table:number-columns-repeated="7"/>
          <table:table-cell table:formula="of:=([.L22]-[.M22])/[.L22]" office:value-type="percentage" office:value="-0.0921331554048698">
            <text:p>-9,21%</text:p>
          </table:table-cell>
          <table:table-cell table:formula="of:=([.L22]-[.N22])/[.L22]" office:value-type="percentage" office:value="-0.0000690381723931742">
            <text:p>-0,01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00226972286587745">
            <text:p>2,27E-006</text:p>
          </table:table-cell>
          <table:table-cell office:value-type="float" office:value="0">
            <text:p>0</text:p>
          </table:table-cell>
          <table:table-cell table:style-name="ce4" office:value-type="float" office:value="0.000002">
            <text:p>2,00E-006</text:p>
          </table:table-cell>
          <table:table-cell office:value-type="float" office:value="0.117">
            <text:p>0,117</text:p>
          </table:table-cell>
          <table:table-cell office:value-type="float" office:value="0.00000227">
            <text:p>0,00000227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formula="of:=[.A23]" office:value-type="float" office:value="0.00000226972286587745">
            <text:p>2,27E-006</text:p>
          </table:table-cell>
          <table:table-cell table:formula="of:=[.C23]" office:value-type="float" office:value="0.000002">
            <text:p>2,00E-006</text:p>
          </table:table-cell>
          <table:table-cell table:formula="of:=[.E23]" office:value-type="float" office:value="0.00000227">
            <text:p>0,00000227</text:p>
          </table:table-cell>
          <table:table-cell table:number-columns-repeated="7"/>
          <table:table-cell table:formula="of:=([.L23]-[.M23])/[.L23]" office:value-type="percentage" office:value="0.118835153812128">
            <text:p>11,88%</text:p>
          </table:table-cell>
          <table:table-cell table:formula="of:=([.L23]-[.N23])/[.L23]" office:value-type="percentage" office:value="-0.000122100423235127">
            <text:p>-0,01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0000318301202062443">
            <text:p>3,1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4">
            <text:p>0,134</text:p>
          </table:table-cell>
          <table:table-cell table:style-name="ce4" office:value-type="float" office:value="0.00000003183">
            <text:p>3,18E-008</text:p>
          </table:table-cell>
          <table:table-cell table:number-columns-repeated="4"/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formula="of:=[.A24]" office:value-type="float" office:value="0.0000000318301202062443">
            <text:p>3,18E-008</text:p>
          </table:table-cell>
          <table:table-cell table:formula="of:=[.C24]" office:value-type="float" office:value="0">
            <text:p>0</text:p>
          </table:table-cell>
          <table:table-cell table:formula="of:=[.E24]" office:value-type="float" office:value="0.00000003183">
            <text:p>3,18E-008</text:p>
          </table:table-cell>
          <table:table-cell table:number-columns-repeated="7"/>
          <table:table-cell office:value-type="percentage" office:value="0">
            <text:p>0,00%</text:p>
          </table:table-cell>
          <table:table-cell table:formula="of:=([.L24]-[.N24])/[.L24]" office:value-type="percentage" office:value="0.00000377649357034964">
            <text:p>0,00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000000456308102414482">
            <text:p>4,56E-010</text:p>
          </table:table-cell>
          <table:table-cell table:number-columns-repeated="2" office:value-type="float" office:value="0">
            <text:p>0</text:p>
          </table:table-cell>
          <table:table-cell office:value-type="float" office:value="0.149">
            <text:p>0,149</text:p>
          </table:table-cell>
          <table:table-cell table:style-name="ce4" office:value-type="float" office:value="0.0000000004563">
            <text:p>4,56E-010</text:p>
          </table:table-cell>
          <table:table-cell table:number-columns-repeated="4"/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formula="of:=[.A25]" office:value-type="float" office:value="0.000000000456308102414482">
            <text:p>4,56E-010</text:p>
          </table:table-cell>
          <table:table-cell table:formula="of:=[.C25]" office:value-type="float" office:value="0">
            <text:p>0</text:p>
          </table:table-cell>
          <table:table-cell table:formula="of:=[.E25]" office:value-type="float" office:value="0.0000000004563">
            <text:p>4,56E-010</text:p>
          </table:table-cell>
          <table:table-cell table:number-columns-repeated="7"/>
          <table:table-cell office:value-type="percentage" office:value="0">
            <text:p>0,00%</text:p>
          </table:table-cell>
          <table:table-cell table:formula="of:=([.L25]-[.N25])/[.L25]" office:value-type="percentage" office:value="0.0000177564554279619">
            <text:p>0,00%</text:p>
          </table:table-cell>
          <table:table-cell table:number-columns-repeated="1001"/>
        </table:table-row>
        <table:table-row table:style-name="ro2">
          <table:table-cell table:style-name="ce4" office:value-type="float" office:value="0.000000000008005818230572">
            <text:p>8,01E-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2">
            <text:p>0,162</text:p>
          </table:table-cell>
          <table:table-cell table:style-name="ce4" office:value-type="float" office:value="0.000000000008006">
            <text:p>8,01E-01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6]" office:value-type="float" office:value="0.000000000008005818230572">
            <text:p>8,01E-012</text:p>
          </table:table-cell>
          <table:table-cell table:formula="of:=[.C26]" office:value-type="float" office:value="0">
            <text:p>0</text:p>
          </table:table-cell>
          <table:table-cell table:formula="of:=[.E26]" office:value-type="float" office:value="0.000000000008006">
            <text:p>8,01E-012</text:p>
          </table:table-cell>
          <table:table-cell table:number-columns-repeated="7"/>
          <table:table-cell office:value-type="percentage" office:value="0">
            <text:p>0,00%</text:p>
          </table:table-cell>
          <table:table-cell table:formula="of:=([.L26]-[.N26])/[.L26]" office:value-type="percentage" office:value="-0.0000227046658776406">
            <text:p>0,00%</text:p>
          </table:table-cell>
          <table:table-cell table:number-columns-repeated="100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0"/>
        <table:table-column table:style-name="co5" table:number-columns-repeated="998" table:default-cell-style-name="Default"/>
        <table:table-row table:style-name="ro1">
          <table:table-cell table:style-name="ce1" office:value-type="string">
            <text:p>Java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AWK</text:p>
          </table:table-cell>
          <table:table-cell table:style-name="ce6" office:value-type="string">
            <text:p>R</text:p>
          </table:table-cell>
          <table:table-cell table:style-name="ce8" office:value-type="string">
            <text:p>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u</text:p>
          </table:table-cell>
          <table:table-cell office:value-type="string">
            <text:p>sigma</text:p>
          </table:table-cell>
          <table:table-cell office:value-type="string">
            <text:p>d_mu</text:p>
          </table:table-cell>
          <table:table-cell office:value-type="string">
            <text:p>d_sigma</text:p>
          </table:table-cell>
          <table:table-cell table:number-columns-repeated="13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" office:value-type="string">
            <text:p>Apache Commons Math3</text:p>
          </table:table-cell>
          <table:table-cell table:number-columns-repeated="2" table:style-name="ce7" office:value-type="string">
            <text:p>NRC</text:p>
          </table:table-cell>
          <table:table-cell table:style-name="ce7" office:value-type="string">
            <text:p>ks.test</text:p>
          </table:table-cell>
          <table:table-cell table:style-name="ce9"/>
          <table:table-cell table:number-columns-repeated="19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 table:style-name="ce3" office:value-type="string">
            <text:p>p</text:p>
          </table:table-cell>
          <table:table-cell table:style-name="ce3" office:value-type="string">
            <text:p>D</text:p>
          </table:table-cell>
          <table:table-cell table:style-name="ce3" office:value-type="string">
            <text:p>p</text:p>
          </table:table-cell>
          <table:table-cell table:number-columns-repeated="5"/>
          <table:table-cell office:value-type="string">
            <text:p>delta</text:p>
            <draw:frame table:end-cell-address="Tabelle1_2.R16" table:end-x="1.157cm" table:end-y="0.201cm" draw:z-index="0" draw:style-name="gr1" draw:text-style-name="P1" svg:width="15.999cm" svg:height="9.001cm" svg:x="0.553cm" svg:y="0.201cm">
              <draw:object draw:notify-on-update-of-ranges="Tabelle1_2.K4:Tabelle1_2.K14 Tabelle1_2.M3:Tabelle1_2.M3 Tabelle1_2.M4:Tabelle1_2.M14 Tabelle1_2.K4:Tabelle1_2.K14 Tabelle1_2.L3:Tabelle1_2.L3 Tabelle1_2.L4:Tabelle1_2.L14 Tabelle1_2.K4:Tabelle1_2.K14 Tabelle1_2.N3:Tabelle1_2.N3 Tabelle1_2.N4:Tabelle1_2.N14 Tabelle1_2.K4:Tabelle1_2.K14 Tabelle1_2.P3:Tabelle1_2.P3 Tabelle1_2.P4:Tabelle1_2.P14 Tabelle1_2.K4:Tabelle1_2.K14 Tabelle1_2.O3:Tabelle1_2.O3 Tabelle1_2.O4:Tabelle1_2.O14 Tabelle1_2.K4:Tabelle1_2.K14 Tabelle1_2.Q3:Tabelle1_2.Q3 Tabelle1_2.Q4:Tabelle1_2.Q14 Tabelle1_2.K4:Tabelle1_2.K14 Tabelle1_2.R3:Tabelle1_2.R3 Tabelle1_2.R4:Tabelle1_2.R14 Tabelle1_2.K4:Tabelle1_2.K14 Tabelle1_2.S3:Tabelle1_2.S3 Tabelle1_2.S4:Tabelle1_2.S14 Tabelle1_2.K4:Tabelle1_2.K14 Tabelle1_2.T3:Tabelle1_2.T3 Tabelle1_2.T4:Tabelle1_2.T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string">
            <text:p>a.1.ds</text:p>
          </table:table-cell>
          <table:table-cell office:value-type="string">
            <text:p>a.2.ds</text:p>
          </table:table-cell>
          <table:table-cell office:value-type="string">
            <text:p>a.3.ds</text:p>
          </table:table-cell>
          <table:table-cell office:value-type="string">
            <text:p>a1.dm</text:p>
          </table:table-cell>
          <table:table-cell office:value-type="string">
            <text:p>a2.dm</text:p>
          </table:table-cell>
          <table:table-cell office:value-type="string">
            <text:p>a3.dm</text:p>
          </table:table-cell>
          <table:table-cell table:style-name="ce5" office:value-type="string">
            <text:p>low_significance</text:p>
          </table:table-cell>
          <table:table-cell table:style-name="ce5" office:value-type="string">
            <text:p>significant</text:p>
          </table:table-cell>
          <table:table-cell table:style-name="ce5" office:value-type="string">
            <text:p>highly_significant</text:p>
          </table:table-cell>
          <table:table-cell table:number-columns-repeated="4"/>
          <table:table-cell table:style-name="Default" table:number-columns-repeated="2"/>
          <table:table-cell table:number-columns-repeated="998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565438">
            <text:p>0,565438</text:p>
          </table:table-cell>
          <table:table-cell office:value-type="float" office:value="0.035">
            <text:p>0,035</text:p>
          </table:table-cell>
          <table:table-cell office:value-type="float" office:value="0.572">
            <text:p>0,57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formula="of:=[.A4]" office:value-type="float" office:value="0.572654807024213">
            <text:p>0,572654807</text:p>
          </table:table-cell>
          <table:table-cell table:formula="of:=[.C4]" office:value-type="float" office:value="0.565438">
            <text:p>0,565438</text:p>
          </table:table-cell>
          <table:table-cell table:formula="of:=[.E4]" office:value-type="float" office:value="0.572">
            <text:p>0,572</text:p>
          </table:table-cell>
          <table:table-cell office:value-type="float" office:value="0.572654807024213">
            <text:p>0,572654807</text:p>
          </table:table-cell>
          <table:table-cell office:value-type="float" office:value="0.565438">
            <text:p>0,565438</text:p>
          </table:table-cell>
          <table:table-cell office:value-type="float" office:value="0.572">
            <text:p>0,572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794394419556977">
            <text:p>0,7943944196</text:p>
          </table:table-cell>
          <table:table-cell office:value-type="float" office:value="0">
            <text:p>0</text:p>
          </table:table-cell>
          <table:table-cell office:value-type="float" office:value="0.788781">
            <text:p>0,788781</text:p>
          </table:table-cell>
          <table:table-cell office:value-type="float" office:value="0.029">
            <text:p>0,029</text:p>
          </table:table-cell>
          <table:table-cell office:value-type="float" office:value="0.7944">
            <text:p>0,794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formula="of:=[.A5]" office:value-type="float" office:value="0.794394419556977">
            <text:p>0,7943944196</text:p>
          </table:table-cell>
          <table:table-cell table:formula="of:=[.C5]" office:value-type="float" office:value="0.788781">
            <text:p>0,788781</text:p>
          </table:table-cell>
          <table:table-cell table:formula="of:=[.E5]" office:value-type="float" office:value="0.7944">
            <text:p>0,7944</text:p>
          </table:table-cell>
          <table:table-cell office:value-type="float" office:value="0.954058146874524">
            <text:p>0,9540581469</text:p>
          </table:table-cell>
          <table:table-cell office:value-type="float" office:value="0.967244">
            <text:p>0,967244</text:p>
          </table:table-cell>
          <table:table-cell office:value-type="float" office:value="0.9541">
            <text:p>0,9541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685231402919616">
            <text:p>0,6852314029</text:p>
          </table:table-cell>
          <table:table-cell office:value-type="float" office:value="0">
            <text:p>0</text:p>
          </table:table-cell>
          <table:table-cell office:value-type="float" office:value="0.67851">
            <text:p>0,67851</text:p>
          </table:table-cell>
          <table:table-cell office:value-type="float" office:value="0.032">
            <text:p>0,032</text:p>
          </table:table-cell>
          <table:table-cell office:value-type="float" office:value="0.6852">
            <text:p>0,685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table:formula="of:=[.A6]" office:value-type="float" office:value="0.685231402919616">
            <text:p>0,6852314029</text:p>
          </table:table-cell>
          <table:table-cell table:formula="of:=[.C6]" office:value-type="float" office:value="0.67851">
            <text:p>0,67851</text:p>
          </table:table-cell>
          <table:table-cell table:formula="of:=[.E6]" office:value-type="float" office:value="0.6852">
            <text:p>0,6852</text:p>
          </table:table-cell>
          <table:table-cell office:value-type="float" office:value="0.572654807024213">
            <text:p>0,572654807</text:p>
          </table:table-cell>
          <table:table-cell office:value-type="float" office:value="0.602803">
            <text:p>0,602803</text:p>
          </table:table-cell>
          <table:table-cell office:value-type="float" office:value="0.5727">
            <text:p>0,5727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400471036208457">
            <text:p>0,4004710362</text:p>
          </table:table-cell>
          <table:table-cell office:value-type="float" office:value="0">
            <text:p>0</text:p>
          </table:table-cell>
          <table:table-cell office:value-type="float" office:value="0.393527">
            <text:p>0,393527</text:p>
          </table:table-cell>
          <table:table-cell office:value-type="float" office:value="0.04">
            <text:p>0,04</text:p>
          </table:table-cell>
          <table:table-cell office:value-type="float" office:value="0.4005">
            <text:p>0,400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table:formula="of:=[.A7]" office:value-type="float" office:value="0.400471036208457">
            <text:p>0,4004710362</text:p>
          </table:table-cell>
          <table:table-cell table:formula="of:=[.C7]" office:value-type="float" office:value="0.393527">
            <text:p>0,393527</text:p>
          </table:table-cell>
          <table:table-cell table:formula="of:=[.E7]" office:value-type="float" office:value="0.4005">
            <text:p>0,4005</text:p>
          </table:table-cell>
          <table:table-cell office:value-type="float" office:value="0.164079197726652">
            <text:p>0,1640791977</text:p>
          </table:table-cell>
          <table:table-cell office:value-type="float" office:value="0.176322">
            <text:p>0,176322</text:p>
          </table:table-cell>
          <table:table-cell office:value-type="float" office:value="0.1641">
            <text:p>0,1641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164079197726652">
            <text:p>0,1640791977</text:p>
          </table:table-cell>
          <table:table-cell office:value-type="float" office:value="0">
            <text:p>0</text:p>
          </table:table-cell>
          <table:table-cell office:value-type="float" office:value="0.159554">
            <text:p>0,159554</text:p>
          </table:table-cell>
          <table:table-cell office:value-type="float" office:value="0.05">
            <text:p>0,05</text:p>
          </table:table-cell>
          <table:table-cell office:value-type="float" office:value="0.1641">
            <text:p>0,164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table:formula="of:=[.A8]" office:value-type="float" office:value="0.164079197726652">
            <text:p>0,1640791977</text:p>
          </table:table-cell>
          <table:table-cell table:formula="of:=[.C8]" office:value-type="float" office:value="0.159554">
            <text:p>0,159554</text:p>
          </table:table-cell>
          <table:table-cell table:formula="of:=[.E8]" office:value-type="float" office:value="0.1641">
            <text:p>0,1641</text:p>
          </table:table-cell>
          <table:table-cell office:value-type="float" office:value="0.0332780444209593">
            <text:p>0,0332780444</text:p>
          </table:table-cell>
          <table:table-cell office:value-type="float" office:value="0.036141">
            <text:p>0,036141</text:p>
          </table:table-cell>
          <table:table-cell office:value-type="float" office:value="0.03328">
            <text:p>0,03328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546463301138636">
            <text:p>0,0546463301</text:p>
          </table:table-cell>
          <table:table-cell office:value-type="float" office:value="0">
            <text:p>0</text:p>
          </table:table-cell>
          <table:table-cell office:value-type="float" office:value="0.052486">
            <text:p>0,052486</text:p>
          </table:table-cell>
          <table:table-cell office:value-type="float" office:value="0.06">
            <text:p>0,06</text:p>
          </table:table-cell>
          <table:table-cell office:value-type="float" office:value="0.05465">
            <text:p>0,0546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[.A9]" office:value-type="float" office:value="0.0546463301138636">
            <text:p>0,0546463301</text:p>
          </table:table-cell>
          <table:table-cell table:formula="of:=[.C9]" office:value-type="float" office:value="0.052486">
            <text:p>0,052486</text:p>
          </table:table-cell>
          <table:table-cell table:formula="of:=[.E9]" office:value-type="float" office:value="0.05465">
            <text:p>0,05465</text:p>
          </table:table-cell>
          <table:table-cell office:value-type="float" office:value="0.0024034433969311">
            <text:p>0,0024034434</text:p>
          </table:table-cell>
          <table:table-cell office:value-type="float" office:value="0.002628">
            <text:p>0,002628</text:p>
          </table:table-cell>
          <table:table-cell office:value-type="float" office:value="0.002403">
            <text:p>0,002403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332780444209591">
            <text:p>0,0332780444</text:p>
          </table:table-cell>
          <table:table-cell office:value-type="float" office:value="0">
            <text:p>0</text:p>
          </table:table-cell>
          <table:table-cell office:value-type="float" office:value="0.031785">
            <text:p>0,031785</text:p>
          </table:table-cell>
          <table:table-cell office:value-type="float" office:value="0.064">
            <text:p>0,064</text:p>
          </table:table-cell>
          <table:table-cell office:value-type="float" office:value="0.03328">
            <text:p>0,0332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6">
            <text:p>0,6</text:p>
          </table:table-cell>
          <table:table-cell table:formula="of:=[.A10]" office:value-type="float" office:value="0.0332780444209591">
            <text:p>0,0332780444</text:p>
          </table:table-cell>
          <table:table-cell table:formula="of:=[.C10]" office:value-type="float" office:value="0.031785">
            <text:p>0,031785</text:p>
          </table:table-cell>
          <table:table-cell table:formula="of:=[.E10]" office:value-type="float" office:value="0.03328">
            <text:p>0,03328</text:p>
          </table:table-cell>
          <table:table-cell office:value-type="float" office:value="0.000110792351098565">
            <text:p>0,0001107924</text:p>
          </table:table-cell>
          <table:table-cell office:value-type="float" office:value="0.000121">
            <text:p>0,000121</text:p>
          </table:table-cell>
          <table:table-cell office:value-type="float" office:value="0.0001108">
            <text:p>0,0001108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171140854157196">
            <text:p>0,0171140854</text:p>
          </table:table-cell>
          <table:table-cell office:value-type="float" office:value="0">
            <text:p>0</text:p>
          </table:table-cell>
          <table:table-cell office:value-type="float" office:value="0.016225">
            <text:p>0,016225</text:p>
          </table:table-cell>
          <table:table-cell office:value-type="float" office:value="0.069">
            <text:p>0,069</text:p>
          </table:table-cell>
          <table:table-cell office:value-type="float" office:value="0.01711">
            <text:p>0,0171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7">
            <text:p>0,7</text:p>
          </table:table-cell>
          <table:table-cell table:formula="of:=[.A11]" office:value-type="float" office:value="0.0171140854157196">
            <text:p>0,0171140854</text:p>
          </table:table-cell>
          <table:table-cell table:formula="of:=[.C11]" office:value-type="float" office:value="0.016225">
            <text:p>0,016225</text:p>
          </table:table-cell>
          <table:table-cell table:formula="of:=[.E11]" office:value-type="float" office:value="0.01711">
            <text:p>0,01711</text:p>
          </table:table-cell>
          <table:table-cell office:value-type="float" office:value="0.00000226972286587745">
            <text:p>2,26972286587745E-006</text:p>
          </table:table-cell>
          <table:table-cell office:value-type="float" office:value="0.000002">
            <text:p>0,000002</text:p>
          </table:table-cell>
          <table:table-cell office:value-type="float" office:value="0.00000227">
            <text:p>0,00000227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0837208021759495">
            <text:p>0,0083720802</text:p>
          </table:table-cell>
          <table:table-cell office:value-type="float" office:value="0">
            <text:p>0</text:p>
          </table:table-cell>
          <table:table-cell office:value-type="float" office:value="0.007874">
            <text:p>0,007874</text:p>
          </table:table-cell>
          <table:table-cell office:value-type="float" office:value="0.074">
            <text:p>0,074</text:p>
          </table:table-cell>
          <table:table-cell office:value-type="float" office:value="0.008372">
            <text:p>0,008372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formula="of:=[.A12]" office:value-type="float" office:value="0.00837208021759495">
            <text:p>0,0083720802</text:p>
          </table:table-cell>
          <table:table-cell table:formula="of:=[.C12]" office:value-type="float" office:value="0.007874">
            <text:p>0,007874</text:p>
          </table:table-cell>
          <table:table-cell table:formula="of:=[.E12]" office:value-type="float" office:value="0.008372">
            <text:p>0,008372</text:p>
          </table:table-cell>
          <table:table-cell office:value-type="float" office:value="0.0000000318301202062443">
            <text:p>3,18301202062443E-008</text:p>
          </table:table-cell>
          <table:table-cell office:value-type="float" office:value="0">
            <text:p>0</text:p>
          </table:table-cell>
          <table:table-cell office:value-type="float" office:value="0.00000003183">
            <text:p>3,183E-008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0282894105668097">
            <text:p>0,0028289411</text:p>
          </table:table-cell>
          <table:table-cell office:value-type="float" office:value="0">
            <text:p>0</text:p>
          </table:table-cell>
          <table:table-cell office:value-type="float" office:value="0.003093">
            <text:p>0,003093</text:p>
          </table:table-cell>
          <table:table-cell office:value-type="float" office:value="0.081">
            <text:p>0,081</text:p>
          </table:table-cell>
          <table:table-cell office:value-type="float" office:value="0.002829">
            <text:p>0,002829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table:formula="of:=[.A13]" office:value-type="float" office:value="0.00282894105668097">
            <text:p>0,0028289411</text:p>
          </table:table-cell>
          <table:table-cell table:formula="of:=[.C13]" office:value-type="float" office:value="0.003093">
            <text:p>0,003093</text:p>
          </table:table-cell>
          <table:table-cell table:formula="of:=[.E13]" office:value-type="float" office:value="0.002829">
            <text:p>0,002829</text:p>
          </table:table-cell>
          <table:table-cell office:value-type="float" office:value="0.000000000456308102414482">
            <text:p>4,56308102414482E-010</text:p>
          </table:table-cell>
          <table:table-cell office:value-type="float" office:value="0">
            <text:p>0</text:p>
          </table:table-cell>
          <table:table-cell office:value-type="float" office:value="0.0000000004563">
            <text:p>4,563E-010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607078276140705">
            <text:p>6,07E-004</text:p>
          </table:table-cell>
          <table:table-cell office:value-type="float" office:value="0">
            <text:p>0</text:p>
          </table:table-cell>
          <table:table-cell table:style-name="ce4" office:value-type="float" office:value="0.000664">
            <text:p>6,64E-004</text:p>
          </table:table-cell>
          <table:table-cell office:value-type="float" office:value="0.09">
            <text:p>0,09</text:p>
          </table:table-cell>
          <table:table-cell office:value-type="float" office:value="0.0006071">
            <text:p>0,0006071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]" office:value-type="float" office:value="0.000607078276140705">
            <text:p>6,07E-004</text:p>
          </table:table-cell>
          <table:table-cell table:formula="of:=[.C14]" office:value-type="float" office:value="0.000664">
            <text:p>6,64E-004</text:p>
          </table:table-cell>
          <table:table-cell table:formula="of:=[.E14]" office:value-type="float" office:value="0.0006071">
            <text:p>0,0006071</text:p>
          </table:table-cell>
          <table:table-cell office:value-type="float" office:value="0.000000000008005818230572">
            <text:p>8,005818230572E-012</text:p>
          </table:table-cell>
          <table:table-cell office:value-type="float" office:value="0">
            <text:p>0</text:p>
          </table:table-cell>
          <table:table-cell office:value-type="float" office:value="0.000000000008006">
            <text:p>8,006E-012</text:p>
          </table:table-cell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5" table:number-columns-repeated="9"/>
          <table:table-cell table:style-name="ce5" office:value-type="string">
            <text:p>delta mu</text:p>
          </table:table-cell>
          <table:table-cell table:style-name="ce5"/>
          <table:table-cell table:style-name="ce5" office:value-type="string">
            <text:p>a1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a3</text:p>
          </table:table-cell>
          <table:table-cell table:style-name="ce5" table:number-columns-repeated="3"/>
          <table:table-cell table:style-name="ce5" office:value-type="string">
            <text:p>light_significant</text:p>
          </table:table-cell>
          <table:table-cell table:style-name="ce5" office:value-type="string">
            <text:p>significant</text:p>
          </table:table-cell>
          <table:table-cell table:style-name="ce5" office:value-type="string">
            <text:p>high_significant</text:p>
          </table:table-cell>
          <table:table-cell table:style-name="ce5" table:number-columns-repeated="1004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565438">
            <text:p>0,565438</text:p>
          </table:table-cell>
          <table:table-cell office:value-type="float" office:value="0.035">
            <text:p>0,035</text:p>
          </table:table-cell>
          <table:table-cell office:value-type="float" office:value="0.572">
            <text:p>0,57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formula="of:=[.A16]" office:value-type="float" office:value="0.572654807024213">
            <text:p>0,572654807</text:p>
          </table:table-cell>
          <table:table-cell table:formula="of:=[.C16]" office:value-type="float" office:value="0.565438">
            <text:p>0,565438</text:p>
          </table:table-cell>
          <table:table-cell table:formula="of:=[.E16]" office:value-type="float" office:value="0.572">
            <text:p>0,572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954058146874524">
            <text:p>0,9540581469</text:p>
          </table:table-cell>
          <table:table-cell office:value-type="float" office:value="0">
            <text:p>0</text:p>
          </table:table-cell>
          <table:table-cell office:value-type="float" office:value="0.967244">
            <text:p>0,967244</text:p>
          </table:table-cell>
          <table:table-cell office:value-type="float" office:value="0.023">
            <text:p>0,023</text:p>
          </table:table-cell>
          <table:table-cell office:value-type="float" office:value="0.9541">
            <text:p>0,9541</text:p>
          </table:table-cell>
          <table:table-cell table:number-columns-repeated="4"/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formula="of:=[.A17]" office:value-type="float" office:value="0.954058146874524">
            <text:p>0,9540581469</text:p>
          </table:table-cell>
          <table:table-cell table:formula="of:=[.C17]" office:value-type="float" office:value="0.967244">
            <text:p>0,967244</text:p>
          </table:table-cell>
          <table:table-cell table:formula="of:=[.E17]" office:value-type="float" office:value="0.9541">
            <text:p>0,9541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572654807024213">
            <text:p>0,572654807</text:p>
          </table:table-cell>
          <table:table-cell office:value-type="float" office:value="0">
            <text:p>0</text:p>
          </table:table-cell>
          <table:table-cell office:value-type="float" office:value="0.602803">
            <text:p>0,602803</text:p>
          </table:table-cell>
          <table:table-cell office:value-type="float" office:value="0.035">
            <text:p>0,035</text:p>
          </table:table-cell>
          <table:table-cell office:value-type="float" office:value="0.5727">
            <text:p>0,5727</text:p>
          </table:table-cell>
          <table:table-cell table:number-columns-repeated="4"/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formula="of:=[.A18]" office:value-type="float" office:value="0.572654807024213">
            <text:p>0,572654807</text:p>
          </table:table-cell>
          <table:table-cell table:formula="of:=[.C18]" office:value-type="float" office:value="0.602803">
            <text:p>0,602803</text:p>
          </table:table-cell>
          <table:table-cell table:formula="of:=[.E18]" office:value-type="float" office:value="0.5727">
            <text:p>0,5727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164079197726652">
            <text:p>0,1640791977</text:p>
          </table:table-cell>
          <table:table-cell office:value-type="float" office:value="0">
            <text:p>0</text:p>
          </table:table-cell>
          <table:table-cell office:value-type="float" office:value="0.176322">
            <text:p>0,176322</text:p>
          </table:table-cell>
          <table:table-cell office:value-type="float" office:value="0.05">
            <text:p>0,05</text:p>
          </table:table-cell>
          <table:table-cell office:value-type="float" office:value="0.1641">
            <text:p>0,1641</text:p>
          </table:table-cell>
          <table:table-cell table:number-columns-repeated="4"/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formula="of:=[.A19]" office:value-type="float" office:value="0.164079197726652">
            <text:p>0,1640791977</text:p>
          </table:table-cell>
          <table:table-cell table:formula="of:=[.C19]" office:value-type="float" office:value="0.176322">
            <text:p>0,176322</text:p>
          </table:table-cell>
          <table:table-cell table:formula="of:=[.E19]" office:value-type="float" office:value="0.1641">
            <text:p>0,1641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332780444209593">
            <text:p>0,0332780444</text:p>
          </table:table-cell>
          <table:table-cell office:value-type="float" office:value="0">
            <text:p>0</text:p>
          </table:table-cell>
          <table:table-cell office:value-type="float" office:value="0.036141">
            <text:p>0,036141</text:p>
          </table:table-cell>
          <table:table-cell office:value-type="float" office:value="0.064">
            <text:p>0,064</text:p>
          </table:table-cell>
          <table:table-cell office:value-type="float" office:value="0.03328">
            <text:p>0,03328</text:p>
          </table:table-cell>
          <table:table-cell table:number-columns-repeated="4"/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formula="of:=[.A20]" office:value-type="float" office:value="0.0332780444209593">
            <text:p>0,0332780444</text:p>
          </table:table-cell>
          <table:table-cell table:formula="of:=[.C20]" office:value-type="float" office:value="0.036141">
            <text:p>0,036141</text:p>
          </table:table-cell>
          <table:table-cell table:formula="of:=[.E20]" office:value-type="float" office:value="0.03328">
            <text:p>0,03328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office:value-type="float" office:value="0.0024034433969311">
            <text:p>0,0024034434</text:p>
          </table:table-cell>
          <table:table-cell office:value-type="float" office:value="0">
            <text:p>0</text:p>
          </table:table-cell>
          <table:table-cell office:value-type="float" office:value="0.002628">
            <text:p>0,002628</text:p>
          </table:table-cell>
          <table:table-cell office:value-type="float" office:value="0.082">
            <text:p>0,082</text:p>
          </table:table-cell>
          <table:table-cell office:value-type="float" office:value="0.002403">
            <text:p>0,002403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[.A21]" office:value-type="float" office:value="0.0024034433969311">
            <text:p>0,0024034434</text:p>
          </table:table-cell>
          <table:table-cell table:formula="of:=[.C21]" office:value-type="float" office:value="0.002628">
            <text:p>0,002628</text:p>
          </table:table-cell>
          <table:table-cell table:formula="of:=[.E21]" office:value-type="float" office:value="0.002403">
            <text:p>0,002403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110792351098565">
            <text:p>1,11E-004</text:p>
          </table:table-cell>
          <table:table-cell office:value-type="float" office:value="0">
            <text:p>0</text:p>
          </table:table-cell>
          <table:table-cell table:style-name="ce4" office:value-type="float" office:value="0.000121">
            <text:p>1,21E-004</text:p>
          </table:table-cell>
          <table:table-cell office:value-type="float" office:value="0.099">
            <text:p>0,099</text:p>
          </table:table-cell>
          <table:table-cell office:value-type="float" office:value="0.0001108">
            <text:p>0,0001108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formula="of:=[.A22]" office:value-type="float" office:value="0.000110792351098565">
            <text:p>1,11E-004</text:p>
          </table:table-cell>
          <table:table-cell table:formula="of:=[.C22]" office:value-type="float" office:value="0.000121">
            <text:p>1,21E-004</text:p>
          </table:table-cell>
          <table:table-cell table:formula="of:=[.E22]" office:value-type="float" office:value="0.0001108">
            <text:p>0,0001108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00226972286587745">
            <text:p>2,27E-006</text:p>
          </table:table-cell>
          <table:table-cell office:value-type="float" office:value="0">
            <text:p>0</text:p>
          </table:table-cell>
          <table:table-cell table:style-name="ce4" office:value-type="float" office:value="0.000002">
            <text:p>2,00E-006</text:p>
          </table:table-cell>
          <table:table-cell office:value-type="float" office:value="0.117">
            <text:p>0,117</text:p>
          </table:table-cell>
          <table:table-cell office:value-type="float" office:value="0.00000227">
            <text:p>0,00000227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formula="of:=[.A23]" office:value-type="float" office:value="0.00000226972286587745">
            <text:p>2,27E-006</text:p>
          </table:table-cell>
          <table:table-cell table:formula="of:=[.C23]" office:value-type="float" office:value="0.000002">
            <text:p>2,00E-006</text:p>
          </table:table-cell>
          <table:table-cell table:formula="of:=[.E23]" office:value-type="float" office:value="0.00000227">
            <text:p>0,00000227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0000318301202062443">
            <text:p>3,18E-008</text:p>
          </table:table-cell>
          <table:table-cell table:number-columns-repeated="2" office:value-type="float" office:value="0">
            <text:p>0</text:p>
          </table:table-cell>
          <table:table-cell office:value-type="float" office:value="0.134">
            <text:p>0,134</text:p>
          </table:table-cell>
          <table:table-cell table:style-name="ce4" office:value-type="float" office:value="0.00000003183">
            <text:p>3,18E-008</text:p>
          </table:table-cell>
          <table:table-cell table:number-columns-repeated="4"/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formula="of:=[.A24]" office:value-type="float" office:value="0.0000000318301202062443">
            <text:p>3,18E-008</text:p>
          </table:table-cell>
          <table:table-cell table:formula="of:=[.C24]" office:value-type="float" office:value="0">
            <text:p>0</text:p>
          </table:table-cell>
          <table:table-cell table:formula="of:=[.E24]" office:value-type="float" office:value="0.00000003183">
            <text:p>3,18E-008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000000456308102414482">
            <text:p>4,56E-010</text:p>
          </table:table-cell>
          <table:table-cell table:number-columns-repeated="2" office:value-type="float" office:value="0">
            <text:p>0</text:p>
          </table:table-cell>
          <table:table-cell office:value-type="float" office:value="0.149">
            <text:p>0,149</text:p>
          </table:table-cell>
          <table:table-cell table:style-name="ce4" office:value-type="float" office:value="0.0000000004563">
            <text:p>4,56E-010</text:p>
          </table:table-cell>
          <table:table-cell table:number-columns-repeated="4"/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formula="of:=[.A25]" office:value-type="float" office:value="0.000000000456308102414482">
            <text:p>4,56E-010</text:p>
          </table:table-cell>
          <table:table-cell table:formula="of:=[.C25]" office:value-type="float" office:value="0">
            <text:p>0</text:p>
          </table:table-cell>
          <table:table-cell table:formula="of:=[.E25]" office:value-type="float" office:value="0.0000000004563">
            <text:p>4,56E-010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1004"/>
        </table:table-row>
        <table:table-row table:style-name="ro2">
          <table:table-cell table:style-name="ce4" office:value-type="float" office:value="0.000000000008005818230572">
            <text:p>8,01E-012</text:p>
          </table:table-cell>
          <table:table-cell table:number-columns-repeated="2" office:value-type="float" office:value="0">
            <text:p>0</text:p>
          </table:table-cell>
          <table:table-cell office:value-type="float" office:value="0.162">
            <text:p>0,162</text:p>
          </table:table-cell>
          <table:table-cell table:style-name="ce4" office:value-type="float" office:value="0.000000000008006">
            <text:p>8,01E-01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6]" office:value-type="float" office:value="0.000000000008005818230572">
            <text:p>8,01E-012</text:p>
          </table:table-cell>
          <table:table-cell table:formula="of:=[.C26]" office:value-type="float" office:value="0">
            <text:p>0</text:p>
          </table:table-cell>
          <table:table-cell table:formula="of:=[.E26]" office:value-type="float" office:value="0.000000000008006">
            <text:p>8,01E-012</text:p>
          </table:table-cell>
          <table:table-cell table:number-columns-repeated="3"/>
          <table:table-cell office:value-type="float" office:value="0.03">
            <text:p>0,03</text:p>
          </table:table-cell>
          <table:table-cell office:value-type="float" office:value="0.01">
            <text:p>0,01</text:p>
          </table:table-cell>
          <table:table-cell office:value-type="float" office:value="0.001">
            <text:p>0,001</text:p>
          </table:table-cell>
          <table:table-cell table:number-columns-repeated="4"/>
          <table:table-cell office:value-type="percentage" office:value="0">
            <text:p>0,00%</text:p>
          </table:table-cell>
          <table:table-cell table:formula="of:=([.L26]-[.N26])/[.L26]" office:value-type="percentage" office:value="-0.0000227046658776406">
            <text:p>0,00%</text:p>
          </table:table-cell>
          <table:table-cell table:number-columns-repeated="9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0" number:min-integer-digits="1" number:min-exponent-digits="2"/>
    </number:number-style>
    <number:percentage-style style:name="N109">
      <number:number number:decimal-places="0" number:min-integer-digits="1"/>
      <number:text> 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19.10.2015</text:date>, <text:time>14:5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Kämpf</meta:initial-creator>
    <meta:creation-date>2015-10-19T10:53:46</meta:creation-date>
    <dc:date>2015-10-19T14:54:52</dc:date>
    <dc:creator>Mirko Kämpf</dc:creator>
    <meta:editing-duration>PT1H14M47S</meta:editing-duration>
    <meta:editing-cycles>6</meta:editing-cycles>
    <meta:generator>OpenOffice/4.1.1$Unix OpenOffice.org_project/411m6$Build-9775</meta:generator>
    <meta:document-statistic meta:table-count="4" meta:cell-count="6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54cm" svg:height="7.806cm" xlink:href=".." xlink:type="simple" chart:class="chart:scatter" chart:style-name="ch1">
        <chart:title svg:x="5.043cm" svg:y="0.291cm" chart:style-name="ch2">
          <text:p>variation of sigma</text:p>
        </chart:title>
        <chart:legend chart:legend-position="end" svg:x="12.614cm" svg:y="3.112cm" style:legend-expansion="high" chart:style-name="ch3"/>
        <chart:plot-area chart:style-name="ch4" table:cell-range-address="Tabelle1.K4:Tabelle1.N14 Tabelle1.L3:Tabelle1.N3" chart:data-source-has-labels="row" svg:x="1.264cm" svg:y="1.544cm" svg:width="10.796cm" svg:height="5.149cm">
          <chartooo:coordinate-region svg:x="3.039cm" svg:y="1.741cm" svg:width="8.915cm" svg:height="4.309cm"/>
          <chart:axis chart:dimension="x" chart:name="primary-x" chart:style-name="ch5">
            <chart:title svg:x="5.797cm" svg:y="6.849cm" chart:style-name="ch6">
              <text:p>delta sigma</text:p>
            </chart:title>
          </chart:axis>
          <chart:axis chart:dimension="y" chart:name="primary-y" chart:style-name="ch7">
            <chart:title svg:x="0.451cm" svg:y="4.695cm" chart:style-name="ch8">
              <text:p>p-value</text:p>
            </chart:title>
            <chart:grid chart:style-name="ch9" chart:class="major"/>
          </chart:axis>
          <chart:series chart:style-name="ch10" chart:values-cell-range-address="Tabelle1.L4:Tabelle1.L14" chart:label-cell-address="Tabelle1.L3:Tabelle1.L3" chart:class="chart:scatter">
            <chart:domain table:cell-range-address="Tabelle1.K4:Tabelle1.K14"/>
            <chart:data-point chart:repeated="11"/>
          </chart:series>
          <chart:series chart:style-name="ch11" chart:values-cell-range-address="Tabelle1.M4:Tabelle1.M14" chart:label-cell-address="Tabelle1.M3:Tabelle1.M3" chart:class="chart:scatter">
            <chart:data-point chart:repeated="11"/>
          </chart:series>
          <chart:series chart:style-name="ch12" chart:values-cell-range-address="Tabelle1.N4:Tabelle1.N14" chart:label-cell-address="Tabelle1.N3:Tabelle1.N3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a.1</text:p>
                <draw:g>
                  <svg:desc>Tabelle1.L3:Tabelle1.L3</svg:desc>
                </draw:g>
              </table:table-cell>
              <table:table-cell office:value-type="string">
                <text:p>a.2</text:p>
                <draw:g>
                  <svg:desc>Tabelle1.M3:Tabelle1.M3</svg:desc>
                </draw:g>
              </table:table-cell>
              <table:table-cell office:value-type="string">
                <text:p>a.3</text:p>
                <draw:g>
                  <svg:desc>Tabelle1.N3:Tabelle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K4:Tabelle1.K14</svg:desc>
                </draw:g>
              </table:table-cell>
              <table:table-cell office:value-type="float" office:value="0.572654807024213">
                <text:p>0.572654807024213</text:p>
                <draw:g>
                  <svg:desc>Tabelle1.L4:Tabelle1.L14</svg:desc>
                </draw:g>
              </table:table-cell>
              <table:table-cell office:value-type="float" office:value="0.565438">
                <text:p>0.565438</text:p>
                <draw:g>
                  <svg:desc>Tabelle1.M4:Tabelle1.M14</svg:desc>
                </draw:g>
              </table:table-cell>
              <table:table-cell office:value-type="float" office:value="0.572">
                <text:p>0.572</text:p>
                <draw:g>
                  <svg:desc>Tabelle1.N4:Tabelle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794394419556977">
                <text:p>0.794394419556977</text:p>
              </table:table-cell>
              <table:table-cell office:value-type="float" office:value="0.788781">
                <text:p>0.788781</text:p>
              </table:table-cell>
              <table:table-cell office:value-type="float" office:value="0.7944">
                <text:p>0.7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85231402919616">
                <text:p>0.685231402919616</text:p>
              </table:table-cell>
              <table:table-cell office:value-type="float" office:value="0.67851">
                <text:p>0.67851</text:p>
              </table:table-cell>
              <table:table-cell office:value-type="float" office:value="0.6852">
                <text:p>0.6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400471036208457">
                <text:p>0.400471036208457</text:p>
              </table:table-cell>
              <table:table-cell office:value-type="float" office:value="0.393527">
                <text:p>0.393527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64079197726652">
                <text:p>0.164079197726652</text:p>
              </table:table-cell>
              <table:table-cell office:value-type="float" office:value="0.159554">
                <text:p>0.159554</text:p>
              </table:table-cell>
              <table:table-cell office:value-type="float" office:value="0.1641">
                <text:p>0.1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46463301138636">
                <text:p>0.0546463301138636</text:p>
              </table:table-cell>
              <table:table-cell office:value-type="float" office:value="0.052486">
                <text:p>0.052486</text:p>
              </table:table-cell>
              <table:table-cell office:value-type="float" office:value="0.05465">
                <text:p>0.05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332780444209591">
                <text:p>0.0332780444209591</text:p>
              </table:table-cell>
              <table:table-cell office:value-type="float" office:value="0.031785">
                <text:p>0.031785</text:p>
              </table:table-cell>
              <table:table-cell office:value-type="float" office:value="0.03328">
                <text:p>0.03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71140854157196">
                <text:p>0.0171140854157196</text:p>
              </table:table-cell>
              <table:table-cell office:value-type="float" office:value="0.016225">
                <text:p>0.016225</text:p>
              </table:table-cell>
              <table:table-cell office:value-type="float" office:value="0.01711">
                <text:p>0.01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837208021759495">
                <text:p>0.00837208021759495</text:p>
              </table:table-cell>
              <table:table-cell office:value-type="float" office:value="0.007874">
                <text:p>0.007874</text:p>
              </table:table-cell>
              <table:table-cell office:value-type="float" office:value="0.008372">
                <text:p>0.008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282894105668097">
                <text:p>0.00282894105668097</text:p>
              </table:table-cell>
              <table:table-cell office:value-type="float" office:value="0.003093">
                <text:p>0.003093</text:p>
              </table:table-cell>
              <table:table-cell office:value-type="float" office:value="0.002829">
                <text:p>0.002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607078276140705">
                <text:p>0.000607078276140705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071">
                <text:p>0.0006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minimum="0.000000000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14cm" svg:height="7.874cm" xlink:href=".." xlink:type="simple" chart:class="chart:scatter" chart:style-name="ch1">
        <chart:title svg:x="5.273cm" svg:y="0.292cm" chart:style-name="ch2">
          <text:p>variation of mü</text:p>
        </chart:title>
        <chart:legend chart:legend-position="end" svg:x="12.566cm" svg:y="3.146cm" style:legend-expansion="high" chart:style-name="ch3"/>
        <chart:plot-area chart:style-name="ch4" table:cell-range-address="Tabelle1.J16:Tabelle1.J26 Tabelle1.L15:Tabelle1.N26" chart:data-source-has-labels="row" svg:x="1.261cm" svg:y="1.548cm" svg:width="10.757cm" svg:height="5.212cm">
          <chartooo:coordinate-region svg:x="3.036cm" svg:y="1.745cm" svg:width="8.876cm" svg:height="4.372cm"/>
          <chart:axis chart:dimension="x" chart:name="primary-x" chart:style-name="ch5">
            <chart:title svg:x="5.97cm" svg:y="6.917cm" chart:style-name="ch6">
              <text:p>delta mü</text:p>
            </chart:title>
          </chart:axis>
          <chart:axis chart:dimension="y" chart:name="primary-y" chart:style-name="ch7">
            <chart:title svg:x="0.451cm" svg:y="4.731cm" chart:style-name="ch8">
              <text:p>p-value</text:p>
            </chart:title>
            <chart:grid chart:style-name="ch9" chart:class="major"/>
          </chart:axis>
          <chart:series chart:style-name="ch10" chart:values-cell-range-address="Tabelle1.L16:Tabelle1.L26" chart:label-cell-address="Tabelle1.L15:Tabelle1.L15" chart:class="chart:scatter">
            <chart:domain table:cell-range-address="Tabelle1.J16:Tabelle1.J26"/>
            <chart:data-point chart:repeated="11"/>
          </chart:series>
          <chart:series chart:style-name="ch11" chart:values-cell-range-address="Tabelle1.M16:Tabelle1.M26" chart:label-cell-address="Tabelle1.M15:Tabelle1.M15" chart:class="chart:scatter">
            <chart:data-point chart:repeated="11"/>
          </chart:series>
          <chart:series chart:style-name="ch12" chart:values-cell-range-address="Tabelle1.N16:Tabelle1.N26" chart:label-cell-address="Tabelle1.N15:Tabelle1.N15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a1</text:p>
                <draw:g>
                  <svg:desc>Tabelle1.L15:Tabelle1.L15</svg:desc>
                </draw:g>
              </table:table-cell>
              <table:table-cell office:value-type="string">
                <text:p>a2</text:p>
                <draw:g>
                  <svg:desc>Tabelle1.M15:Tabelle1.M15</svg:desc>
                </draw:g>
              </table:table-cell>
              <table:table-cell office:value-type="string">
                <text:p>a3</text:p>
                <draw:g>
                  <svg:desc>Tabelle1.N15:Tabelle1.N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J16:Tabelle1.J26</svg:desc>
                </draw:g>
              </table:table-cell>
              <table:table-cell office:value-type="float" office:value="0.572654807024213">
                <text:p>0.572654807024213</text:p>
                <draw:g>
                  <svg:desc>Tabelle1.L16:Tabelle1.L26</svg:desc>
                </draw:g>
              </table:table-cell>
              <table:table-cell office:value-type="float" office:value="0.565438">
                <text:p>0.565438</text:p>
                <draw:g>
                  <svg:desc>Tabelle1.M16:Tabelle1.M26</svg:desc>
                </draw:g>
              </table:table-cell>
              <table:table-cell office:value-type="float" office:value="0.572">
                <text:p>0.572</text:p>
                <draw:g>
                  <svg:desc>Tabelle1.N16:Tabelle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54058146874524">
                <text:p>0.954058146874524</text:p>
              </table:table-cell>
              <table:table-cell office:value-type="float" office:value="0.967244">
                <text:p>0.967244</text:p>
              </table:table-cell>
              <table:table-cell office:value-type="float" office:value="0.9541">
                <text:p>0.9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72654807024213">
                <text:p>0.572654807024213</text:p>
              </table:table-cell>
              <table:table-cell office:value-type="float" office:value="0.602803">
                <text:p>0.602803</text:p>
              </table:table-cell>
              <table:table-cell office:value-type="float" office:value="0.5727">
                <text:p>0.5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164079197726652">
                <text:p>0.164079197726652</text:p>
              </table:table-cell>
              <table:table-cell office:value-type="float" office:value="0.176322">
                <text:p>0.176322</text:p>
              </table:table-cell>
              <table:table-cell office:value-type="float" office:value="0.1641">
                <text:p>0.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332780444209593">
                <text:p>0.0332780444209593</text:p>
              </table:table-cell>
              <table:table-cell office:value-type="float" office:value="0.036141">
                <text:p>0.036141</text:p>
              </table:table-cell>
              <table:table-cell office:value-type="float" office:value="0.03328">
                <text:p>0.03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24034433969311">
                <text:p>0.0024034433969311</text:p>
              </table:table-cell>
              <table:table-cell office:value-type="float" office:value="0.002628">
                <text:p>0.002628</text:p>
              </table:table-cell>
              <table:table-cell office:value-type="float" office:value="0.002403">
                <text:p>0.002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0110792351098565">
                <text:p>0.000110792351098565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108">
                <text:p>0.0001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000226972286587745">
                <text:p>0.0000022697228658774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27">
                <text:p>0.0000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00000318301202062443">
                <text:p>0.0000000318301202062443</text:p>
              </table:table-cell>
              <table:table-cell office:value-type="float" office:value="0">
                <text:p>0</text:p>
              </table:table-cell>
              <table:table-cell office:value-type="float" office:value="0.00000003183">
                <text:p>0.0000000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0000000456308102414482">
                <text:p>0.000000000456308102414482</text:p>
              </table:table-cell>
              <table:table-cell office:value-type="float" office:value="0">
                <text:p>0</text:p>
              </table:table-cell>
              <table:table-cell office:value-type="float" office:value="0.0000000004563">
                <text:p>0.0000000004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000000008005818230572">
                <text:p>0.000000000008005818230572</text:p>
              </table:table-cell>
              <table:table-cell office:value-type="float" office:value="0">
                <text:p>0</text:p>
              </table:table-cell>
              <table:table-cell office:value-type="float" office:value="0.000000000008006">
                <text:p>0.000000000008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Al Nile'" style:font-style-name="Standard" fo:font-size="18pt" style:font-size-asian="9pt" style:font-size-complex="9pt"/>
    </style:style>
    <style:style style:name="ch6" style:family="chart" style:data-style-name="N108">
      <style:chart-properties chart:display-label="true" chart:logarithmic="true" chart:minimum="0.000000000001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plus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plus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x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8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8">
      <style:chart-properties chart:symbol-type="none"/>
      <style:graphic-properties draw:stroke="dash" draw:stroke-dash="Fine_20_Dotted" svg:stroke-width="0.08cm" svg:stroke-color="#cccccc" draw:fill-color="#cccccc"/>
      <style:text-properties fo:font-size="10pt" style:font-size-asian="10pt" style:font-size-complex="10pt"/>
    </style:style>
    <style:style style:name="ch16" style:family="chart" style:data-style-name="N108">
      <style:chart-properties chart:symbol-type="none"/>
      <style:graphic-properties draw:stroke="dash" draw:stroke-dash="Fine_20_Dashed" svg:stroke-width="0.08cm" svg:stroke-color="#99cc66" draw:fill-color="#99cc66"/>
      <style:text-properties fo:font-size="10pt" style:font-size-asian="10pt" style:font-size-complex="10pt"/>
    </style:style>
    <style:style style:name="ch17" style:family="chart" style:data-style-name="N108">
      <style:chart-properties chart:symbol-type="none"/>
      <style:graphic-properties draw:stroke-dash="Fine_20_Dashed" svg:stroke-width="0.08cm" svg:stroke-color="#006600" draw:fill-color="#0066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column-mapping="2 1 3 5 4 6 7 8 9" chart:style-name="ch1">
        <chart:legend chart:legend-position="end" svg:x="11.177cm" svg:y="2.227cm" style:legend-expansion="high" chart:style-name="ch2"/>
        <chart:plot-area chart:style-name="ch3" table:cell-range-address="Tabelle1_2.K4:Tabelle1_2.L14 Tabelle1_2.M3:Tabelle1_2.T14 Tabelle1_2.L3:Tabelle1_2.L3" chart:data-source-has-labels="row" svg:x="1.999cm" svg:y="0.855cm" svg:width="8.538cm" svg:height="6.286cm">
          <chartooo:coordinate-region svg:x="3.289cm" svg:y="1.052cm" svg:width="7.142cm" svg:height="5.446cm"/>
          <chart:axis chart:dimension="x" chart:name="primary-x" chart:style-name="ch4">
            <chart:title svg:x="5.392cm" svg:y="7.322cm" chart:style-name="ch5">
              <text:p>delta</text:p>
            </chart:title>
          </chart:axis>
          <chart:axis chart:dimension="y" chart:name="primary-y" chart:style-name="ch6">
            <chart:title svg:x="0.451cm" svg:y="6.203cm" chart:style-name="ch7">
              <text:p>p-value 
(probability of having samples 
from same distribution)</text:p>
            </chart:title>
            <chart:grid chart:style-name="ch8" chart:class="major"/>
          </chart:axis>
          <chart:series chart:style-name="ch9" chart:values-cell-range-address="Tabelle1_2.M4:Tabelle1_2.M14" chart:label-cell-address="Tabelle1_2.M3:Tabelle1_2.M3" chart:class="chart:scatter">
            <chart:domain table:cell-range-address="Tabelle1_2.K4:Tabelle1_2.K14"/>
            <chart:data-point chart:repeated="11"/>
          </chart:series>
          <chart:series chart:style-name="ch10" chart:values-cell-range-address="Tabelle1_2.L4:Tabelle1_2.L14" chart:label-cell-address="Tabelle1_2.L3:Tabelle1_2.L3" chart:class="chart:scatter">
            <chart:data-point chart:repeated="11"/>
          </chart:series>
          <chart:series chart:style-name="ch11" chart:values-cell-range-address="Tabelle1_2.N4:Tabelle1_2.N14" chart:label-cell-address="Tabelle1_2.N3:Tabelle1_2.N3" chart:class="chart:scatter">
            <chart:data-point chart:repeated="11"/>
          </chart:series>
          <chart:series chart:style-name="ch12" chart:values-cell-range-address="Tabelle1_2.P4:Tabelle1_2.P14" chart:label-cell-address="Tabelle1_2.P3:Tabelle1_2.P3" chart:class="chart:scatter">
            <chart:data-point chart:repeated="11"/>
          </chart:series>
          <chart:series chart:style-name="ch13" chart:values-cell-range-address="Tabelle1_2.O4:Tabelle1_2.O14" chart:label-cell-address="Tabelle1_2.O3:Tabelle1_2.O3" chart:class="chart:scatter">
            <chart:data-point chart:repeated="11"/>
          </chart:series>
          <chart:series chart:style-name="ch14" chart:values-cell-range-address="Tabelle1_2.Q4:Tabelle1_2.Q14" chart:label-cell-address="Tabelle1_2.Q3:Tabelle1_2.Q3" chart:class="chart:scatter">
            <chart:data-point chart:repeated="11"/>
          </chart:series>
          <chart:series chart:style-name="ch15" chart:values-cell-range-address="Tabelle1_2.R4:Tabelle1_2.R14" chart:label-cell-address="Tabelle1_2.R3:Tabelle1_2.R3" chart:class="chart:scatter">
            <chart:data-point chart:repeated="11"/>
          </chart:series>
          <chart:series chart:style-name="ch16" chart:values-cell-range-address="Tabelle1_2.S4:Tabelle1_2.S14" chart:label-cell-address="Tabelle1_2.S3:Tabelle1_2.S3" chart:class="chart:scatter">
            <chart:data-point chart:repeated="11"/>
          </chart:series>
          <chart:series chart:style-name="ch17" chart:values-cell-range-address="Tabelle1_2.T4:Tabelle1_2.T14" chart:label-cell-address="Tabelle1_2.T3:Tabelle1_2.T3" chart:class="chart:scatte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a.2.ds</text:p>
                <draw:g>
                  <svg:desc>Tabelle1_2.M3:Tabelle1_2.M3</svg:desc>
                </draw:g>
              </table:table-cell>
              <table:table-cell office:value-type="string">
                <text:p>a.1.ds</text:p>
                <draw:g>
                  <svg:desc>Tabelle1_2.L3:Tabelle1_2.L3</svg:desc>
                </draw:g>
              </table:table-cell>
              <table:table-cell office:value-type="string">
                <text:p>a.3.ds</text:p>
                <draw:g>
                  <svg:desc>Tabelle1_2.N3:Tabelle1_2.N3</svg:desc>
                </draw:g>
              </table:table-cell>
              <table:table-cell office:value-type="string">
                <text:p>a2.dm</text:p>
                <draw:g>
                  <svg:desc>Tabelle1_2.P3:Tabelle1_2.P3</svg:desc>
                </draw:g>
              </table:table-cell>
              <table:table-cell office:value-type="string">
                <text:p>a1.dm</text:p>
                <draw:g>
                  <svg:desc>Tabelle1_2.O3:Tabelle1_2.O3</svg:desc>
                </draw:g>
              </table:table-cell>
              <table:table-cell office:value-type="string">
                <text:p>a3.dm</text:p>
                <draw:g>
                  <svg:desc>Tabelle1_2.Q3:Tabelle1_2.Q3</svg:desc>
                </draw:g>
              </table:table-cell>
              <table:table-cell office:value-type="string">
                <text:p>low_significance</text:p>
                <draw:g>
                  <svg:desc>Tabelle1_2.R3:Tabelle1_2.R3</svg:desc>
                </draw:g>
              </table:table-cell>
              <table:table-cell office:value-type="string">
                <text:p>significant</text:p>
                <draw:g>
                  <svg:desc>Tabelle1_2.S3:Tabelle1_2.S3</svg:desc>
                </draw:g>
              </table:table-cell>
              <table:table-cell office:value-type="string">
                <text:p>highly_significant</text:p>
                <draw:g>
                  <svg:desc>Tabelle1_2.T3:Tabelle1_2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_2.K4:Tabelle1_2.K14</svg:desc>
                </draw:g>
              </table:table-cell>
              <table:table-cell office:value-type="float" office:value="0.565438">
                <text:p>0.565438</text:p>
                <draw:g>
                  <svg:desc>Tabelle1_2.M4:Tabelle1_2.M14</svg:desc>
                </draw:g>
              </table:table-cell>
              <table:table-cell office:value-type="float" office:value="0.572654807024213">
                <text:p>0.572654807024213</text:p>
                <draw:g>
                  <svg:desc>Tabelle1_2.L4:Tabelle1_2.L14</svg:desc>
                </draw:g>
              </table:table-cell>
              <table:table-cell office:value-type="float" office:value="0.572">
                <text:p>0.572</text:p>
                <draw:g>
                  <svg:desc>Tabelle1_2.N4:Tabelle1_2.N14</svg:desc>
                </draw:g>
              </table:table-cell>
              <table:table-cell office:value-type="float" office:value="0.565438">
                <text:p>0.565438</text:p>
                <draw:g>
                  <svg:desc>Tabelle1_2.P4:Tabelle1_2.P14</svg:desc>
                </draw:g>
              </table:table-cell>
              <table:table-cell office:value-type="float" office:value="0.572654807024213">
                <text:p>0.572654807024213</text:p>
                <draw:g>
                  <svg:desc>Tabelle1_2.O4:Tabelle1_2.O14</svg:desc>
                </draw:g>
              </table:table-cell>
              <table:table-cell office:value-type="float" office:value="0.572">
                <text:p>0.572</text:p>
                <draw:g>
                  <svg:desc>Tabelle1_2.Q4:Tabelle1_2.Q14</svg:desc>
                </draw:g>
              </table:table-cell>
              <table:table-cell office:value-type="float" office:value="0.03">
                <text:p>0.03</text:p>
                <draw:g>
                  <svg:desc>Tabelle1_2.R4:Tabelle1_2.R14</svg:desc>
                </draw:g>
              </table:table-cell>
              <table:table-cell office:value-type="float" office:value="0.01">
                <text:p>0.01</text:p>
                <draw:g>
                  <svg:desc>Tabelle1_2.S4:Tabelle1_2.S14</svg:desc>
                </draw:g>
              </table:table-cell>
              <table:table-cell office:value-type="float" office:value="0.001">
                <text:p>0.001</text:p>
                <draw:g>
                  <svg:desc>Tabelle1_2.T4:Tabelle1_2.T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788781">
                <text:p>0.788781</text:p>
              </table:table-cell>
              <table:table-cell office:value-type="float" office:value="0.794394419556977">
                <text:p>0.794394419556977</text:p>
              </table:table-cell>
              <table:table-cell office:value-type="float" office:value="0.7944">
                <text:p>0.7944</text:p>
              </table:table-cell>
              <table:table-cell office:value-type="float" office:value="0.967244">
                <text:p>0.967244</text:p>
              </table:table-cell>
              <table:table-cell office:value-type="float" office:value="0.954058146874524">
                <text:p>0.954058146874524</text:p>
              </table:table-cell>
              <table:table-cell office:value-type="float" office:value="0.9541">
                <text:p>0.954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67851">
                <text:p>0.67851</text:p>
              </table:table-cell>
              <table:table-cell office:value-type="float" office:value="0.685231402919616">
                <text:p>0.685231402919616</text:p>
              </table:table-cell>
              <table:table-cell office:value-type="float" office:value="0.6852">
                <text:p>0.6852</text:p>
              </table:table-cell>
              <table:table-cell office:value-type="float" office:value="0.602803">
                <text:p>0.602803</text:p>
              </table:table-cell>
              <table:table-cell office:value-type="float" office:value="0.572654807024213">
                <text:p>0.572654807024213</text:p>
              </table:table-cell>
              <table:table-cell office:value-type="float" office:value="0.5727">
                <text:p>0.5727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93527">
                <text:p>0.393527</text:p>
              </table:table-cell>
              <table:table-cell office:value-type="float" office:value="0.400471036208457">
                <text:p>0.400471036208457</text:p>
              </table:table-cell>
              <table:table-cell office:value-type="float" office:value="0.4005">
                <text:p>0.4005</text:p>
              </table:table-cell>
              <table:table-cell office:value-type="float" office:value="0.176322">
                <text:p>0.176322</text:p>
              </table:table-cell>
              <table:table-cell office:value-type="float" office:value="0.164079197726652">
                <text:p>0.164079197726652</text:p>
              </table:table-cell>
              <table:table-cell office:value-type="float" office:value="0.1641">
                <text:p>0.1641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59554">
                <text:p>0.159554</text:p>
              </table:table-cell>
              <table:table-cell office:value-type="float" office:value="0.164079197726652">
                <text:p>0.164079197726652</text:p>
              </table:table-cell>
              <table:table-cell office:value-type="float" office:value="0.1641">
                <text:p>0.1641</text:p>
              </table:table-cell>
              <table:table-cell office:value-type="float" office:value="0.036141">
                <text:p>0.036141</text:p>
              </table:table-cell>
              <table:table-cell office:value-type="float" office:value="0.0332780444209593">
                <text:p>0.0332780444209593</text:p>
              </table:table-cell>
              <table:table-cell office:value-type="float" office:value="0.03328">
                <text:p>0.0332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2486">
                <text:p>0.052486</text:p>
              </table:table-cell>
              <table:table-cell office:value-type="float" office:value="0.0546463301138636">
                <text:p>0.0546463301138636</text:p>
              </table:table-cell>
              <table:table-cell office:value-type="float" office:value="0.05465">
                <text:p>0.05465</text:p>
              </table:table-cell>
              <table:table-cell office:value-type="float" office:value="0.002628">
                <text:p>0.002628</text:p>
              </table:table-cell>
              <table:table-cell office:value-type="float" office:value="0.0024034433969311">
                <text:p>0.0024034433969311</text:p>
              </table:table-cell>
              <table:table-cell office:value-type="float" office:value="0.002403">
                <text:p>0.00240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31785">
                <text:p>0.031785</text:p>
              </table:table-cell>
              <table:table-cell office:value-type="float" office:value="0.0332780444209591">
                <text:p>0.0332780444209591</text:p>
              </table:table-cell>
              <table:table-cell office:value-type="float" office:value="0.03328">
                <text:p>0.03328</text:p>
              </table:table-cell>
              <table:table-cell office:value-type="float" office:value="0.000121">
                <text:p>0.000121</text:p>
              </table:table-cell>
              <table:table-cell office:value-type="float" office:value="0.000110792351098565">
                <text:p>0.000110792351098565</text:p>
              </table:table-cell>
              <table:table-cell office:value-type="float" office:value="0.0001108">
                <text:p>0.0001108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6225">
                <text:p>0.016225</text:p>
              </table:table-cell>
              <table:table-cell office:value-type="float" office:value="0.0171140854157196">
                <text:p>0.0171140854157196</text:p>
              </table:table-cell>
              <table:table-cell office:value-type="float" office:value="0.01711">
                <text:p>0.0171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226972286587745">
                <text:p>0.00000226972286587745</text:p>
              </table:table-cell>
              <table:table-cell office:value-type="float" office:value="0.00000227">
                <text:p>0.00000227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7874">
                <text:p>0.007874</text:p>
              </table:table-cell>
              <table:table-cell office:value-type="float" office:value="0.00837208021759495">
                <text:p>0.00837208021759495</text:p>
              </table:table-cell>
              <table:table-cell office:value-type="float" office:value="0.008372">
                <text:p>0.008372</text:p>
              </table:table-cell>
              <table:table-cell office:value-type="float" office:value="0">
                <text:p>0</text:p>
              </table:table-cell>
              <table:table-cell office:value-type="float" office:value="0.0000000318301202062443">
                <text:p>0.0000000318301202062443</text:p>
              </table:table-cell>
              <table:table-cell office:value-type="float" office:value="0.00000003183">
                <text:p>0.0000000318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3093">
                <text:p>0.003093</text:p>
              </table:table-cell>
              <table:table-cell office:value-type="float" office:value="0.00282894105668097">
                <text:p>0.00282894105668097</text:p>
              </table:table-cell>
              <table:table-cell office:value-type="float" office:value="0.002829">
                <text:p>0.002829</text:p>
              </table:table-cell>
              <table:table-cell office:value-type="float" office:value="0">
                <text:p>0</text:p>
              </table:table-cell>
              <table:table-cell office:value-type="float" office:value="0.000000000456308102414482">
                <text:p>0.000000000456308102414482</text:p>
              </table:table-cell>
              <table:table-cell office:value-type="float" office:value="0.0000000004563">
                <text:p>0.0000000004563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07078276140705">
                <text:p>0.000607078276140705</text:p>
              </table:table-cell>
              <table:table-cell office:value-type="float" office:value="0.0006071">
                <text:p>0.0006071</text:p>
              </table:table-cell>
              <table:table-cell office:value-type="float" office:value="0">
                <text:p>0</text:p>
              </table:table-cell>
              <table:table-cell office:value-type="float" office:value="0.000000000008005818230572">
                <text:p>0.000000000008005818230572</text:p>
              </table:table-cell>
              <table:table-cell office:value-type="float" office:value="0.000000000008006">
                <text:p>0.000000000008006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9">
      <number:number number: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minimum="-0.1" chart:maximum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06cm" svg:y="4.203cm" style:legend-expansion="high" chart:style-name="ch2"/>
        <chart:plot-area chart:style-name="ch3" table:cell-range-address="Tabelle1.U3:Tabelle1.V14" chart:data-source-has-labels="both" svg:x="1.307cm" svg:y="0.855cm" svg:width="11.959cm" svg:height="7.008cm">
          <chartooo:coordinate-region svg:x="2.482cm" svg:y="1.052cm" svg:width="10.678cm" svg:height="6.614cm"/>
          <chart:axis chart:dimension="x" chart:name="primary-x" chart:style-name="ch4" chartooo:axis-type="auto">
            <chartooo:date-scale/>
            <chart:title svg:x="6.882cm" svg:y="8.043cm" chart:style-name="ch5">
              <text:p>delta</text:p>
            </chart:title>
            <chart:categories table:cell-range-address="Tabelle1.U4:Tabelle1.U14"/>
          </chart:axis>
          <chart:axis chart:dimension="y" chart:name="primary-y" chart:style-name="ch6">
            <chart:title svg:x="0.451cm" svg:y="5.675cm" chart:style-name="ch7">
              <text:p>relative difference</text:p>
            </chart:title>
            <chart:grid chart:style-name="ch8" chart:class="major"/>
          </chart:axis>
          <chart:series chart:style-name="ch9" chart:values-cell-range-address="Tabelle1.V4:Tabelle1.V14" chart:label-cell-address="Tabelle1.V3:Tabelle1.V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_error</text:p>
                <draw:g>
                  <svg:desc>Tabelle1.V3:Tabelle1.V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U4:Tabelle1.U14</svg:desc>
                </draw:g>
              </table:table-cell>
              <table:table-cell office:value-type="float" office:value="0.0126023687144355">
                <text:p>0.0126023687144355</text:p>
                <draw:g>
                  <svg:desc>Tabelle1.V4:Tabelle1.V14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706628775175393">
                <text:p>0.0070662877517539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980895342942195">
                <text:p>0.0098089534294219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173396714883583">
                <text:p>0.017339671488358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275793506388956">
                <text:p>0.027579350638895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395329404437999">
                <text:p>0.039532940443799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448657499843577">
                <text:p>0.044865749984357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051950507089497">
                <text:p>0.0519505070894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594930058778194">
                <text:p>0.059493005877819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0933419742682213">
                <text:p>-0.09334197426822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937634010249148">
                <text:p>-0.0937634010249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